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62.99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44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nalog distances 25c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X(ms) [01.05.2017 19:54:39 433 UTC]</text:p>
          </table:table-cell>
          <table:table-cell office:value-type="string" calcext:value-type="string">
            <text:p>"I_distance_left"[%IW64]</text:p>
          </table:table-cell>
          <table:table-cell office:value-type="string" calcext:value-type="string">
            <text:p>"I_distance_right"[%IW66]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99.989" calcext:value-type="float">
            <text:p>699,989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2"/>
          <table:table-cell table:formula="of:=AVERAGE([.C2:.C2010])" office:value-type="float" office:value="1435.16494845361" calcext:value-type="float">
            <text:p>1435,1649484536</text:p>
          </table:table-cell>
          <table:table-cell table:formula="of:=AVERAGE([.D2:.D2010])" office:value-type="float" office:value="2594.33848797251" calcext:value-type="float">
            <text:p>2594,33848797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9.99576" calcext:value-type="float">
            <text:p>799,99576</text:p>
          </table:table-cell>
          <table:table-cell office:value-type="float" office:value="1433" calcext:value-type="float">
            <text:p>1433</text:p>
          </table:table-cell>
          <table:table-cell office:value-type="float" office:value="2597" calcext:value-type="float">
            <text:p>2597</text:p>
          </table:table-cell>
          <table:table-cell table:number-columns-repeated="2"/>
          <table:table-cell table:formula="of:=COM.MICROSOFT.STDEV.P([.C2:.C2010])" office:value-type="float" office:value="6.88418738805873" calcext:value-type="float">
            <text:p>6,8841873881</text:p>
          </table:table-cell>
          <table:table-cell table:formula="of:=COM.MICROSOFT.STDEV.P([.D2:.D2010])" office:value-type="float" office:value="10.470570594427" calcext:value-type="float">
            <text:p>10,47057059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0.00628" calcext:value-type="float">
            <text:p>900,0062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.0183" calcext:value-type="float">
            <text:p>1000,0183</text:p>
          </table:table-cell>
          <table:table-cell office:value-type="float" office:value="1433" calcext:value-type="float">
            <text:p>1433</text:p>
          </table:table-cell>
          <table:table-cell office:value-type="float" office:value="2611" calcext:value-type="float">
            <text:p>26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0.00394" calcext:value-type="float">
            <text:p>1100,00394</text:p>
          </table:table-cell>
          <table:table-cell office:value-type="float" office:value="1433" calcext:value-type="float">
            <text:p>1433</text:p>
          </table:table-cell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0.0075" calcext:value-type="float">
            <text:p>1200,0075</text:p>
          </table:table-cell>
          <table:table-cell office:value-type="float" office:value="1434" calcext:value-type="float">
            <text:p>1434</text:p>
          </table:table-cell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99.99424" calcext:value-type="float">
            <text:p>1299,99424</text:p>
          </table:table-cell>
          <table:table-cell office:value-type="float" office:value="1433" calcext:value-type="float">
            <text:p>1433</text:p>
          </table:table-cell>
          <table:table-cell office:value-type="float" office:value="2614" calcext:value-type="float">
            <text:p>26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99.9898" calcext:value-type="float">
            <text:p>1399,9898</text:p>
          </table:table-cell>
          <table:table-cell office:value-type="float" office:value="1433" calcext:value-type="float">
            <text:p>1433</text:p>
          </table:table-cell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0.06674" calcext:value-type="float">
            <text:p>1500,06674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0.02598" calcext:value-type="float">
            <text:p>1600,02598</text:p>
          </table:table-cell>
          <table:table-cell office:value-type="float" office:value="1433" calcext:value-type="float">
            <text:p>1433</text:p>
          </table:table-cell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99.99724" calcext:value-type="float">
            <text:p>1699,99724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0.00192" calcext:value-type="float">
            <text:p>1800,0019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99.99076" calcext:value-type="float">
            <text:p>1899,99076</text:p>
          </table:table-cell>
          <table:table-cell office:value-type="float" office:value="1433" calcext:value-type="float">
            <text:p>1433</text:p>
          </table:table-cell>
          <table:table-cell office:value-type="float" office:value="2611" calcext:value-type="float">
            <text:p>261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99.9985" calcext:value-type="float">
            <text:p>1999,9985</text:p>
          </table:table-cell>
          <table:table-cell office:value-type="float" office:value="1408" calcext:value-type="float">
            <text:p>1408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99.99824" calcext:value-type="float">
            <text:p>2099,99824</text:p>
          </table:table-cell>
          <table:table-cell office:value-type="float" office:value="1433" calcext:value-type="float">
            <text:p>1433</text:p>
          </table:table-cell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0.01434" calcext:value-type="float">
            <text:p>2200,01434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0.04848" calcext:value-type="float">
            <text:p>2300,0484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0.04734" calcext:value-type="float">
            <text:p>2400,04734</text:p>
          </table:table-cell>
          <table:table-cell office:value-type="float" office:value="1433" calcext:value-type="float">
            <text:p>1433</text:p>
          </table:table-cell>
          <table:table-cell office:value-type="float" office:value="2609" calcext:value-type="float">
            <text:p>260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0.0018" calcext:value-type="float">
            <text:p>2500,001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99.99582" calcext:value-type="float">
            <text:p>2599,9958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0.02656" calcext:value-type="float">
            <text:p>2700,02656</text:p>
          </table:table-cell>
          <table:table-cell office:value-type="float" office:value="1450" calcext:value-type="float">
            <text:p>1450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0.03586" calcext:value-type="float">
            <text:p>2800,03586</text:p>
          </table:table-cell>
          <table:table-cell office:value-type="float" office:value="1433" calcext:value-type="float">
            <text:p>1433</text:p>
          </table:table-cell>
          <table:table-cell office:value-type="float" office:value="2611" calcext:value-type="float">
            <text:p>261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0.00696" calcext:value-type="float">
            <text:p>2900,00696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99.99132" calcext:value-type="float">
            <text:p>2999,9913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99.99868" calcext:value-type="float">
            <text:p>3099,99868</text:p>
          </table:table-cell>
          <table:table-cell office:value-type="float" office:value="1433" calcext:value-type="float">
            <text:p>1433</text:p>
          </table:table-cell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99.98952" calcext:value-type="float">
            <text:p>3199,9895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99.98776" calcext:value-type="float">
            <text:p>3299,98776</text:p>
          </table:table-cell>
          <table:table-cell office:value-type="float" office:value="1433" calcext:value-type="float">
            <text:p>1433</text:p>
          </table:table-cell>
          <table:table-cell office:value-type="float" office:value="2610" calcext:value-type="float">
            <text:p>261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00.05116" calcext:value-type="float">
            <text:p>3400,05116</text:p>
          </table:table-cell>
          <table:table-cell office:value-type="float" office:value="1449" calcext:value-type="float">
            <text:p>1449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00.01418" calcext:value-type="float">
            <text:p>3500,01418</text:p>
          </table:table-cell>
          <table:table-cell office:value-type="float" office:value="1433" calcext:value-type="float">
            <text:p>1433</text:p>
          </table:table-cell>
          <table:table-cell office:value-type="float" office:value="2624" calcext:value-type="float">
            <text:p>2624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00.01962" calcext:value-type="float">
            <text:p>3600,01962</text:p>
          </table:table-cell>
          <table:table-cell office:value-type="float" office:value="1437" calcext:value-type="float">
            <text:p>1437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00.00264" calcext:value-type="float">
            <text:p>3700,00264</text:p>
          </table:table-cell>
          <table:table-cell office:value-type="float" office:value="1433" calcext:value-type="float">
            <text:p>1433</text:p>
          </table:table-cell>
          <table:table-cell office:value-type="float" office:value="2609" calcext:value-type="float">
            <text:p>2609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800.04772" calcext:value-type="float">
            <text:p>3800,0477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00.0057" calcext:value-type="float">
            <text:p>3900,0057</text:p>
          </table:table-cell>
          <table:table-cell office:value-type="float" office:value="1433" calcext:value-type="float">
            <text:p>1433</text:p>
          </table:table-cell>
          <table:table-cell office:value-type="float" office:value="2576" calcext:value-type="float">
            <text:p>2576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99.9992" calcext:value-type="float">
            <text:p>3999,9992</text:p>
          </table:table-cell>
          <table:table-cell office:value-type="float" office:value="1433" calcext:value-type="float">
            <text:p>1433</text:p>
          </table:table-cell>
          <table:table-cell office:value-type="float" office:value="2576" calcext:value-type="float">
            <text:p>2576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100.00818" calcext:value-type="float">
            <text:p>4100,0081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99.99404" calcext:value-type="float">
            <text:p>4199,99404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300.00654" calcext:value-type="float">
            <text:p>4300,00654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00.023" calcext:value-type="float">
            <text:p>4400,023</text:p>
          </table:table-cell>
          <table:table-cell office:value-type="float" office:value="1433" calcext:value-type="float">
            <text:p>1433</text:p>
          </table:table-cell>
          <table:table-cell office:value-type="float" office:value="2626" calcext:value-type="float">
            <text:p>2626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99.9947" calcext:value-type="float">
            <text:p>4499,9947</text:p>
          </table:table-cell>
          <table:table-cell office:value-type="float" office:value="1433" calcext:value-type="float">
            <text:p>1433</text:p>
          </table:table-cell>
          <table:table-cell office:value-type="float" office:value="2576" calcext:value-type="float">
            <text:p>257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600.02824" calcext:value-type="float">
            <text:p>4600,02824</text:p>
          </table:table-cell>
          <table:table-cell office:value-type="float" office:value="1428" calcext:value-type="float">
            <text:p>1428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700.01016" calcext:value-type="float">
            <text:p>4700,01016</text:p>
          </table:table-cell>
          <table:table-cell office:value-type="float" office:value="1446" calcext:value-type="float">
            <text:p>1446</text:p>
          </table:table-cell>
          <table:table-cell office:value-type="float" office:value="2592" calcext:value-type="float">
            <text:p>2592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800.07346" calcext:value-type="float">
            <text:p>4800,07346</text:p>
          </table:table-cell>
          <table:table-cell office:value-type="float" office:value="1430" calcext:value-type="float">
            <text:p>1430</text:p>
          </table:table-cell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900.00022" calcext:value-type="float">
            <text:p>4900,00022</text:p>
          </table:table-cell>
          <table:table-cell office:value-type="float" office:value="1437" calcext:value-type="float">
            <text:p>1437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0.0617" calcext:value-type="float">
            <text:p>5000,0617</text:p>
          </table:table-cell>
          <table:table-cell office:value-type="float" office:value="1432" calcext:value-type="float">
            <text:p>1432</text:p>
          </table:table-cell>
          <table:table-cell office:value-type="float" office:value="2606" calcext:value-type="float">
            <text:p>2606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00.08762" calcext:value-type="float">
            <text:p>5100,08762</text:p>
          </table:table-cell>
          <table:table-cell office:value-type="float" office:value="1434" calcext:value-type="float">
            <text:p>1434</text:p>
          </table:table-cell>
          <table:table-cell office:value-type="float" office:value="2580" calcext:value-type="float">
            <text:p>2580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199.9876" calcext:value-type="float">
            <text:p>5199,9876</text:p>
          </table:table-cell>
          <table:table-cell office:value-type="float" office:value="1433" calcext:value-type="float">
            <text:p>1433</text:p>
          </table:table-cell>
          <table:table-cell office:value-type="float" office:value="2602" calcext:value-type="float">
            <text:p>260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300.03238" calcext:value-type="float">
            <text:p>5300,03238</text:p>
          </table:table-cell>
          <table:table-cell office:value-type="float" office:value="1433" calcext:value-type="float">
            <text:p>1433</text:p>
          </table:table-cell>
          <table:table-cell office:value-type="float" office:value="2580" calcext:value-type="float">
            <text:p>2580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400.03904" calcext:value-type="float">
            <text:p>5400,03904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499.986" calcext:value-type="float">
            <text:p>5499,986</text:p>
          </table:table-cell>
          <table:table-cell office:value-type="float" office:value="1446" calcext:value-type="float">
            <text:p>1446</text:p>
          </table:table-cell>
          <table:table-cell office:value-type="float" office:value="2589" calcext:value-type="float">
            <text:p>2589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599.99302" calcext:value-type="float">
            <text:p>5599,9930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99.99252" calcext:value-type="float">
            <text:p>5699,99252</text:p>
          </table:table-cell>
          <table:table-cell office:value-type="float" office:value="1433" calcext:value-type="float">
            <text:p>1433</text:p>
          </table:table-cell>
          <table:table-cell office:value-type="float" office:value="2608" calcext:value-type="float">
            <text:p>260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800.01034" calcext:value-type="float">
            <text:p>5800,01034</text:p>
          </table:table-cell>
          <table:table-cell office:value-type="float" office:value="1433" calcext:value-type="float">
            <text:p>1433</text:p>
          </table:table-cell>
          <table:table-cell office:value-type="float" office:value="2590" calcext:value-type="float">
            <text:p>2590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900.00614" calcext:value-type="float">
            <text:p>5900,00614</text:p>
          </table:table-cell>
          <table:table-cell office:value-type="float" office:value="1433" calcext:value-type="float">
            <text:p>1433</text:p>
          </table:table-cell>
          <table:table-cell office:value-type="float" office:value="2592" calcext:value-type="float">
            <text:p>2592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000.00064" calcext:value-type="float">
            <text:p>6000,00064</text:p>
          </table:table-cell>
          <table:table-cell office:value-type="float" office:value="1433" calcext:value-type="float">
            <text:p>1433</text:p>
          </table:table-cell>
          <table:table-cell office:value-type="float" office:value="2559" calcext:value-type="float">
            <text:p>2559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099.98564" calcext:value-type="float">
            <text:p>6099,98564</text:p>
          </table:table-cell>
          <table:table-cell office:value-type="float" office:value="1430" calcext:value-type="float">
            <text:p>1430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200.08212" calcext:value-type="float">
            <text:p>6200,08212</text:p>
          </table:table-cell>
          <table:table-cell office:value-type="float" office:value="1437" calcext:value-type="float">
            <text:p>1437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99.98874" calcext:value-type="float">
            <text:p>6299,98874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99.99104" calcext:value-type="float">
            <text:p>6399,99104</text:p>
          </table:table-cell>
          <table:table-cell office:value-type="float" office:value="1433" calcext:value-type="float">
            <text:p>1433</text:p>
          </table:table-cell>
          <table:table-cell office:value-type="float" office:value="2623" calcext:value-type="float">
            <text:p>2623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499.9901" calcext:value-type="float">
            <text:p>6499,9901</text:p>
          </table:table-cell>
          <table:table-cell office:value-type="float" office:value="1433" calcext:value-type="float">
            <text:p>1433</text:p>
          </table:table-cell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600.04988" calcext:value-type="float">
            <text:p>6600,0498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699.98938" calcext:value-type="float">
            <text:p>6699,9893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800.00618" calcext:value-type="float">
            <text:p>6800,00618</text:p>
          </table:table-cell>
          <table:table-cell office:value-type="float" office:value="1433" calcext:value-type="float">
            <text:p>1433</text:p>
          </table:table-cell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899.993" calcext:value-type="float">
            <text:p>6899,993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999.99698" calcext:value-type="float">
            <text:p>6999,99698</text:p>
          </table:table-cell>
          <table:table-cell office:value-type="float" office:value="1433" calcext:value-type="float">
            <text:p>1433</text:p>
          </table:table-cell>
          <table:table-cell office:value-type="float" office:value="2607" calcext:value-type="float">
            <text:p>2607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099.99358" calcext:value-type="float">
            <text:p>7099,9935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200.01628" calcext:value-type="float">
            <text:p>7200,01628</text:p>
          </table:table-cell>
          <table:table-cell office:value-type="float" office:value="1433" calcext:value-type="float">
            <text:p>1433</text:p>
          </table:table-cell>
          <table:table-cell office:value-type="float" office:value="2609" calcext:value-type="float">
            <text:p>2609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299.99648" calcext:value-type="float">
            <text:p>7299,99648</text:p>
          </table:table-cell>
          <table:table-cell office:value-type="float" office:value="1433" calcext:value-type="float">
            <text:p>1433</text:p>
          </table:table-cell>
          <table:table-cell office:value-type="float" office:value="2590" calcext:value-type="float">
            <text:p>2590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400.01176" calcext:value-type="float">
            <text:p>7400,01176</text:p>
          </table:table-cell>
          <table:table-cell office:value-type="float" office:value="1433" calcext:value-type="float">
            <text:p>1433</text:p>
          </table:table-cell>
          <table:table-cell office:value-type="float" office:value="2576" calcext:value-type="float">
            <text:p>2576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499.98896" calcext:value-type="float">
            <text:p>7499,98896</text:p>
          </table:table-cell>
          <table:table-cell office:value-type="float" office:value="1433" calcext:value-type="float">
            <text:p>1433</text:p>
          </table:table-cell>
          <table:table-cell office:value-type="float" office:value="2577" calcext:value-type="float">
            <text:p>2577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599.99162" calcext:value-type="float">
            <text:p>7599,9916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700.0401" calcext:value-type="float">
            <text:p>7700,0401</text:p>
          </table:table-cell>
          <table:table-cell office:value-type="float" office:value="1434" calcext:value-type="float">
            <text:p>1434</text:p>
          </table:table-cell>
          <table:table-cell office:value-type="float" office:value="2624" calcext:value-type="float">
            <text:p>2624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799.99284" calcext:value-type="float">
            <text:p>7799,99284</text:p>
          </table:table-cell>
          <table:table-cell office:value-type="float" office:value="1450" calcext:value-type="float">
            <text:p>1450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99.9902" calcext:value-type="float">
            <text:p>7899,990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000.00162" calcext:value-type="float">
            <text:p>8000,00162</text:p>
          </table:table-cell>
          <table:table-cell office:value-type="float" office:value="1433" calcext:value-type="float">
            <text:p>1433</text:p>
          </table:table-cell>
          <table:table-cell office:value-type="float" office:value="2579" calcext:value-type="float">
            <text:p>2579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100.02202" calcext:value-type="float">
            <text:p>8100,02202</text:p>
          </table:table-cell>
          <table:table-cell office:value-type="float" office:value="1450" calcext:value-type="float">
            <text:p>1450</text:p>
          </table:table-cell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199.99304" calcext:value-type="float">
            <text:p>8199,99304</text:p>
          </table:table-cell>
          <table:table-cell office:value-type="float" office:value="1433" calcext:value-type="float">
            <text:p>1433</text:p>
          </table:table-cell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300.01518" calcext:value-type="float">
            <text:p>8300,01518</text:p>
          </table:table-cell>
          <table:table-cell office:value-type="float" office:value="1433" calcext:value-type="float">
            <text:p>1433</text:p>
          </table:table-cell>
          <table:table-cell office:value-type="float" office:value="2580" calcext:value-type="float">
            <text:p>2580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399.99244" calcext:value-type="float">
            <text:p>8399,99244</text:p>
          </table:table-cell>
          <table:table-cell office:value-type="float" office:value="1433" calcext:value-type="float">
            <text:p>1433</text:p>
          </table:table-cell>
          <table:table-cell office:value-type="float" office:value="2566" calcext:value-type="float">
            <text:p>2566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99.99674" calcext:value-type="float">
            <text:p>8499,99674</text:p>
          </table:table-cell>
          <table:table-cell office:value-type="float" office:value="1433" calcext:value-type="float">
            <text:p>1433</text:p>
          </table:table-cell>
          <table:table-cell office:value-type="float" office:value="2592" calcext:value-type="float">
            <text:p>2592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599.99002" calcext:value-type="float">
            <text:p>8599,99002</text:p>
          </table:table-cell>
          <table:table-cell office:value-type="float" office:value="1463" calcext:value-type="float">
            <text:p>146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700.00986" calcext:value-type="float">
            <text:p>8700,00986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800.0179" calcext:value-type="float">
            <text:p>8800,0179</text:p>
          </table:table-cell>
          <table:table-cell office:value-type="float" office:value="1453" calcext:value-type="float">
            <text:p>145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899.98904" calcext:value-type="float">
            <text:p>8899,98904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999.99812" calcext:value-type="float">
            <text:p>8999,99812</text:p>
          </table:table-cell>
          <table:table-cell office:value-type="float" office:value="1459" calcext:value-type="float">
            <text:p>1459</text:p>
          </table:table-cell>
          <table:table-cell office:value-type="float" office:value="2611" calcext:value-type="float">
            <text:p>261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100.06904" calcext:value-type="float">
            <text:p>9100,06904</text:p>
          </table:table-cell>
          <table:table-cell office:value-type="float" office:value="1450" calcext:value-type="float">
            <text:p>1450</text:p>
          </table:table-cell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199.99632" calcext:value-type="float">
            <text:p>9199,99632</text:p>
          </table:table-cell>
          <table:table-cell office:value-type="float" office:value="1433" calcext:value-type="float">
            <text:p>1433</text:p>
          </table:table-cell>
          <table:table-cell office:value-type="float" office:value="2606" calcext:value-type="float">
            <text:p>2606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300.01744" calcext:value-type="float">
            <text:p>9300,01744</text:p>
          </table:table-cell>
          <table:table-cell office:value-type="float" office:value="1433" calcext:value-type="float">
            <text:p>1433</text:p>
          </table:table-cell>
          <table:table-cell office:value-type="float" office:value="2590" calcext:value-type="float">
            <text:p>2590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399.98782" calcext:value-type="float">
            <text:p>9399,98782</text:p>
          </table:table-cell>
          <table:table-cell office:value-type="float" office:value="1433" calcext:value-type="float">
            <text:p>1433</text:p>
          </table:table-cell>
          <table:table-cell office:value-type="float" office:value="2611" calcext:value-type="float">
            <text:p>2611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500.05054" calcext:value-type="float">
            <text:p>9500,05054</text:p>
          </table:table-cell>
          <table:table-cell office:value-type="float" office:value="1437" calcext:value-type="float">
            <text:p>1437</text:p>
          </table:table-cell>
          <table:table-cell office:value-type="float" office:value="2576" calcext:value-type="float">
            <text:p>257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599.98668" calcext:value-type="float">
            <text:p>9599,98668</text:p>
          </table:table-cell>
          <table:table-cell office:value-type="float" office:value="1433" calcext:value-type="float">
            <text:p>1433</text:p>
          </table:table-cell>
          <table:table-cell office:value-type="float" office:value="2610" calcext:value-type="float">
            <text:p>2610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700.05872" calcext:value-type="float">
            <text:p>9700,0587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800.02776" calcext:value-type="float">
            <text:p>9800,02776</text:p>
          </table:table-cell>
          <table:table-cell office:value-type="float" office:value="1433" calcext:value-type="float">
            <text:p>1433</text:p>
          </table:table-cell>
          <table:table-cell office:value-type="float" office:value="2578" calcext:value-type="float">
            <text:p>257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899.99182" calcext:value-type="float">
            <text:p>9899,99182</text:p>
          </table:table-cell>
          <table:table-cell office:value-type="float" office:value="1433" calcext:value-type="float">
            <text:p>1433</text:p>
          </table:table-cell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.00884" calcext:value-type="float">
            <text:p>10000,00884</text:p>
          </table:table-cell>
          <table:table-cell office:value-type="float" office:value="1433" calcext:value-type="float">
            <text:p>1433</text:p>
          </table:table-cell>
          <table:table-cell office:value-type="float" office:value="2611" calcext:value-type="float">
            <text:p>2611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100.00024" calcext:value-type="float">
            <text:p>10100,00024</text:p>
          </table:table-cell>
          <table:table-cell office:value-type="float" office:value="1436" calcext:value-type="float">
            <text:p>1436</text:p>
          </table:table-cell>
          <table:table-cell office:value-type="float" office:value="2576" calcext:value-type="float">
            <text:p>2576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199.99404" calcext:value-type="float">
            <text:p>10199,99404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299.98732" calcext:value-type="float">
            <text:p>10299,98732</text:p>
          </table:table-cell>
          <table:table-cell office:value-type="float" office:value="1434" calcext:value-type="float">
            <text:p>1434</text:p>
          </table:table-cell>
          <table:table-cell office:value-type="float" office:value="2623" calcext:value-type="float">
            <text:p>262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399.99684" calcext:value-type="float">
            <text:p>10399,99684</text:p>
          </table:table-cell>
          <table:table-cell office:value-type="float" office:value="1433" calcext:value-type="float">
            <text:p>1433</text:p>
          </table:table-cell>
          <table:table-cell office:value-type="float" office:value="2589" calcext:value-type="float">
            <text:p>2589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500.00572" calcext:value-type="float">
            <text:p>10500,0057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600.01108" calcext:value-type="float">
            <text:p>10600,01108</text:p>
          </table:table-cell>
          <table:table-cell office:value-type="float" office:value="1433" calcext:value-type="float">
            <text:p>1433</text:p>
          </table:table-cell>
          <table:table-cell office:value-type="float" office:value="2580" calcext:value-type="float">
            <text:p>2580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700.0145" calcext:value-type="float">
            <text:p>10700,0145</text:p>
          </table:table-cell>
          <table:table-cell office:value-type="float" office:value="1433" calcext:value-type="float">
            <text:p>1433</text:p>
          </table:table-cell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800.0391" calcext:value-type="float">
            <text:p>10800,0391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900.05932" calcext:value-type="float">
            <text:p>10900,05932</text:p>
          </table:table-cell>
          <table:table-cell office:value-type="float" office:value="1433" calcext:value-type="float">
            <text:p>1433</text:p>
          </table:table-cell>
          <table:table-cell office:value-type="float" office:value="2577" calcext:value-type="float">
            <text:p>2577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999.98922" calcext:value-type="float">
            <text:p>10999,9892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099.98892" calcext:value-type="float">
            <text:p>11099,9889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200.01634" calcext:value-type="float">
            <text:p>11200,01634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299.99668" calcext:value-type="float">
            <text:p>11299,9966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400.02078" calcext:value-type="float">
            <text:p>11400,02078</text:p>
          </table:table-cell>
          <table:table-cell office:value-type="float" office:value="1436" calcext:value-type="float">
            <text:p>1436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499.98658" calcext:value-type="float">
            <text:p>11499,98658</text:p>
          </table:table-cell>
          <table:table-cell office:value-type="float" office:value="1433" calcext:value-type="float">
            <text:p>1433</text:p>
          </table:table-cell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600.03402" calcext:value-type="float">
            <text:p>11600,03402</text:p>
          </table:table-cell>
          <table:table-cell office:value-type="float" office:value="1434" calcext:value-type="float">
            <text:p>1434</text:p>
          </table:table-cell>
          <table:table-cell office:value-type="float" office:value="2612" calcext:value-type="float">
            <text:p>2612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699.99446" calcext:value-type="float">
            <text:p>11699,99446</text:p>
          </table:table-cell>
          <table:table-cell office:value-type="float" office:value="1450" calcext:value-type="float">
            <text:p>1450</text:p>
          </table:table-cell>
          <table:table-cell office:value-type="float" office:value="2606" calcext:value-type="float">
            <text:p>2606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799.99084" calcext:value-type="float">
            <text:p>11799,99084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899.98564" calcext:value-type="float">
            <text:p>11899,98564</text:p>
          </table:table-cell>
          <table:table-cell office:value-type="float" office:value="1446" calcext:value-type="float">
            <text:p>1446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99.98956" calcext:value-type="float">
            <text:p>11999,98956</text:p>
          </table:table-cell>
          <table:table-cell office:value-type="float" office:value="1433" calcext:value-type="float">
            <text:p>1433</text:p>
          </table:table-cell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100.00496" calcext:value-type="float">
            <text:p>12100,00496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199.9959" calcext:value-type="float">
            <text:p>12199,9959</text:p>
          </table:table-cell>
          <table:table-cell office:value-type="float" office:value="1433" calcext:value-type="float">
            <text:p>1433</text:p>
          </table:table-cell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300.0039" calcext:value-type="float">
            <text:p>12300,0039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400.0131" calcext:value-type="float">
            <text:p>12400,0131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499.9966" calcext:value-type="float">
            <text:p>12499,9966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600.02348" calcext:value-type="float">
            <text:p>12600,02348</text:p>
          </table:table-cell>
          <table:table-cell office:value-type="float" office:value="1433" calcext:value-type="float">
            <text:p>1433</text:p>
          </table:table-cell>
          <table:table-cell office:value-type="float" office:value="2580" calcext:value-type="float">
            <text:p>2580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699.99312" calcext:value-type="float">
            <text:p>12699,9931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799.9922" calcext:value-type="float">
            <text:p>12799,992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899.99692" calcext:value-type="float">
            <text:p>12899,99692</text:p>
          </table:table-cell>
          <table:table-cell office:value-type="float" office:value="1434" calcext:value-type="float">
            <text:p>1434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999.99118" calcext:value-type="float">
            <text:p>12999,99118</text:p>
          </table:table-cell>
          <table:table-cell office:value-type="float" office:value="1450" calcext:value-type="float">
            <text:p>1450</text:p>
          </table:table-cell>
          <table:table-cell office:value-type="float" office:value="2563" calcext:value-type="float">
            <text:p>2563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099.99176" calcext:value-type="float">
            <text:p>13099,99176</text:p>
          </table:table-cell>
          <table:table-cell office:value-type="float" office:value="1433" calcext:value-type="float">
            <text:p>1433</text:p>
          </table:table-cell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199.98904" calcext:value-type="float">
            <text:p>13199,98904</text:p>
          </table:table-cell>
          <table:table-cell office:value-type="float" office:value="1433" calcext:value-type="float">
            <text:p>1433</text:p>
          </table:table-cell>
          <table:table-cell office:value-type="float" office:value="2576" calcext:value-type="float">
            <text:p>2576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299.98476" calcext:value-type="float">
            <text:p>13299,98476</text:p>
          </table:table-cell>
          <table:table-cell office:value-type="float" office:value="1433" calcext:value-type="float">
            <text:p>1433</text:p>
          </table:table-cell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399.99022" calcext:value-type="float">
            <text:p>13399,99022</text:p>
          </table:table-cell>
          <table:table-cell office:value-type="float" office:value="1436" calcext:value-type="float">
            <text:p>1436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500.0162" calcext:value-type="float">
            <text:p>13500,016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600.00386" calcext:value-type="float">
            <text:p>13600,00386</text:p>
          </table:table-cell>
          <table:table-cell office:value-type="float" office:value="1433" calcext:value-type="float">
            <text:p>1433</text:p>
          </table:table-cell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700.00124" calcext:value-type="float">
            <text:p>13700,00124</text:p>
          </table:table-cell>
          <table:table-cell office:value-type="float" office:value="1433" calcext:value-type="float">
            <text:p>1433</text:p>
          </table:table-cell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799.99836" calcext:value-type="float">
            <text:p>13799,99836</text:p>
          </table:table-cell>
          <table:table-cell office:value-type="float" office:value="1433" calcext:value-type="float">
            <text:p>1433</text:p>
          </table:table-cell>
          <table:table-cell office:value-type="float" office:value="2623" calcext:value-type="float">
            <text:p>2623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899.9969" calcext:value-type="float">
            <text:p>13899,9969</text:p>
          </table:table-cell>
          <table:table-cell office:value-type="float" office:value="1433" calcext:value-type="float">
            <text:p>1433</text:p>
          </table:table-cell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000.01482" calcext:value-type="float">
            <text:p>14000,0148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099.98652" calcext:value-type="float">
            <text:p>14099,98652</text:p>
          </table:table-cell>
          <table:table-cell office:value-type="float" office:value="1433" calcext:value-type="float">
            <text:p>1433</text:p>
          </table:table-cell>
          <table:table-cell office:value-type="float" office:value="2576" calcext:value-type="float">
            <text:p>2576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199.98602" calcext:value-type="float">
            <text:p>14199,98602</text:p>
          </table:table-cell>
          <table:table-cell office:value-type="float" office:value="1433" calcext:value-type="float">
            <text:p>1433</text:p>
          </table:table-cell>
          <table:table-cell office:value-type="float" office:value="2610" calcext:value-type="float">
            <text:p>2610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300.06878" calcext:value-type="float">
            <text:p>14300,06878</text:p>
          </table:table-cell>
          <table:table-cell office:value-type="float" office:value="1433" calcext:value-type="float">
            <text:p>1433</text:p>
          </table:table-cell>
          <table:table-cell office:value-type="float" office:value="2606" calcext:value-type="float">
            <text:p>2606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00.00042" calcext:value-type="float">
            <text:p>14400,00042</text:p>
          </table:table-cell>
          <table:table-cell office:value-type="float" office:value="1433" calcext:value-type="float">
            <text:p>1433</text:p>
          </table:table-cell>
          <table:table-cell office:value-type="float" office:value="2628" calcext:value-type="float">
            <text:p>2628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500.00318" calcext:value-type="float">
            <text:p>14500,00318</text:p>
          </table:table-cell>
          <table:table-cell office:value-type="float" office:value="1433" calcext:value-type="float">
            <text:p>1433</text:p>
          </table:table-cell>
          <table:table-cell office:value-type="float" office:value="2576" calcext:value-type="float">
            <text:p>2576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99.99046" calcext:value-type="float">
            <text:p>14599,99046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700.01086" calcext:value-type="float">
            <text:p>14700,01086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800.03808" calcext:value-type="float">
            <text:p>14800,0380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899.99654" calcext:value-type="float">
            <text:p>14899,99654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000.02048" calcext:value-type="float">
            <text:p>15000,02048</text:p>
          </table:table-cell>
          <table:table-cell office:value-type="float" office:value="1433" calcext:value-type="float">
            <text:p>1433</text:p>
          </table:table-cell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099.98514" calcext:value-type="float">
            <text:p>15099,98514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200.01108" calcext:value-type="float">
            <text:p>15200,0110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299.99962" calcext:value-type="float">
            <text:p>15299,9996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400.0129" calcext:value-type="float">
            <text:p>15400,0129</text:p>
          </table:table-cell>
          <table:table-cell office:value-type="float" office:value="1450" calcext:value-type="float">
            <text:p>1450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499.99076" calcext:value-type="float">
            <text:p>15499,99076</text:p>
          </table:table-cell>
          <table:table-cell office:value-type="float" office:value="1433" calcext:value-type="float">
            <text:p>1433</text:p>
          </table:table-cell>
          <table:table-cell office:value-type="float" office:value="2610" calcext:value-type="float">
            <text:p>2610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600.06566" calcext:value-type="float">
            <text:p>15600,06566</text:p>
          </table:table-cell>
          <table:table-cell office:value-type="float" office:value="1450" calcext:value-type="float">
            <text:p>1450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700.01062" calcext:value-type="float">
            <text:p>15700,01062</text:p>
          </table:table-cell>
          <table:table-cell office:value-type="float" office:value="1433" calcext:value-type="float">
            <text:p>1433</text:p>
          </table:table-cell>
          <table:table-cell office:value-type="float" office:value="2624" calcext:value-type="float">
            <text:p>2624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799.99526" calcext:value-type="float">
            <text:p>15799,99526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899.9865" calcext:value-type="float">
            <text:p>15899,9865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999.9876" calcext:value-type="float">
            <text:p>15999,9876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100.0259" calcext:value-type="float">
            <text:p>16100,0259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199.98218" calcext:value-type="float">
            <text:p>16199,9821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299.99532" calcext:value-type="float">
            <text:p>16299,99532</text:p>
          </table:table-cell>
          <table:table-cell office:value-type="float" office:value="1459" calcext:value-type="float">
            <text:p>1459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400.00646" calcext:value-type="float">
            <text:p>16400,00646</text:p>
          </table:table-cell>
          <table:table-cell office:value-type="float" office:value="1433" calcext:value-type="float">
            <text:p>1433</text:p>
          </table:table-cell>
          <table:table-cell office:value-type="float" office:value="2606" calcext:value-type="float">
            <text:p>2606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500.00114" calcext:value-type="float">
            <text:p>16500,00114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599.98822" calcext:value-type="float">
            <text:p>16599,9882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700.02446" calcext:value-type="float">
            <text:p>16700,02446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800.0519" calcext:value-type="float">
            <text:p>16800,0519</text:p>
          </table:table-cell>
          <table:table-cell office:value-type="float" office:value="1457" calcext:value-type="float">
            <text:p>1457</text:p>
          </table:table-cell>
          <table:table-cell office:value-type="float" office:value="2611" calcext:value-type="float">
            <text:p>2611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900.02146" calcext:value-type="float">
            <text:p>16900,02146</text:p>
          </table:table-cell>
          <table:table-cell office:value-type="float" office:value="1433" calcext:value-type="float">
            <text:p>1433</text:p>
          </table:table-cell>
          <table:table-cell office:value-type="float" office:value="2577" calcext:value-type="float">
            <text:p>2577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999.9893" calcext:value-type="float">
            <text:p>16999,9893</text:p>
          </table:table-cell>
          <table:table-cell office:value-type="float" office:value="1433" calcext:value-type="float">
            <text:p>1433</text:p>
          </table:table-cell>
          <table:table-cell office:value-type="float" office:value="2607" calcext:value-type="float">
            <text:p>2607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099.99572" calcext:value-type="float">
            <text:p>17099,99572</text:p>
          </table:table-cell>
          <table:table-cell office:value-type="float" office:value="1427" calcext:value-type="float">
            <text:p>1427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199.99288" calcext:value-type="float">
            <text:p>17199,99288</text:p>
          </table:table-cell>
          <table:table-cell office:value-type="float" office:value="1437" calcext:value-type="float">
            <text:p>1437</text:p>
          </table:table-cell>
          <table:table-cell office:value-type="float" office:value="2602" calcext:value-type="float">
            <text:p>2602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300.02186" calcext:value-type="float">
            <text:p>17300,02186</text:p>
          </table:table-cell>
          <table:table-cell office:value-type="float" office:value="1436" calcext:value-type="float">
            <text:p>1436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400.02268" calcext:value-type="float">
            <text:p>17400,02268</text:p>
          </table:table-cell>
          <table:table-cell office:value-type="float" office:value="1433" calcext:value-type="float">
            <text:p>1433</text:p>
          </table:table-cell>
          <table:table-cell office:value-type="float" office:value="2612" calcext:value-type="float">
            <text:p>2612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499.98738" calcext:value-type="float">
            <text:p>17499,9873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600.01522" calcext:value-type="float">
            <text:p>17600,0152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699.98782" calcext:value-type="float">
            <text:p>17699,98782</text:p>
          </table:table-cell>
          <table:table-cell office:value-type="float" office:value="1433" calcext:value-type="float">
            <text:p>1433</text:p>
          </table:table-cell>
          <table:table-cell office:value-type="float" office:value="2611" calcext:value-type="float">
            <text:p>2611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799.99364" calcext:value-type="float">
            <text:p>17799,99364</text:p>
          </table:table-cell>
          <table:table-cell office:value-type="float" office:value="1463" calcext:value-type="float">
            <text:p>146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899.9909" calcext:value-type="float">
            <text:p>17899,9909</text:p>
          </table:table-cell>
          <table:table-cell office:value-type="float" office:value="1446" calcext:value-type="float">
            <text:p>1446</text:p>
          </table:table-cell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000.01654" calcext:value-type="float">
            <text:p>18000,01654</text:p>
          </table:table-cell>
          <table:table-cell office:value-type="float" office:value="1433" calcext:value-type="float">
            <text:p>1433</text:p>
          </table:table-cell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099.99078" calcext:value-type="float">
            <text:p>18099,9907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199.98546" calcext:value-type="float">
            <text:p>18199,98546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299.9916" calcext:value-type="float">
            <text:p>18299,9916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400.01182" calcext:value-type="float">
            <text:p>18400,0118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499.9971" calcext:value-type="float">
            <text:p>18499,9971</text:p>
          </table:table-cell>
          <table:table-cell office:value-type="float" office:value="1437" calcext:value-type="float">
            <text:p>1437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600.01222" calcext:value-type="float">
            <text:p>18600,0122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700.04264" calcext:value-type="float">
            <text:p>18700,04264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800.01676" calcext:value-type="float">
            <text:p>18800,01676</text:p>
          </table:table-cell>
          <table:table-cell office:value-type="float" office:value="1434" calcext:value-type="float">
            <text:p>1434</text:p>
          </table:table-cell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899.99126" calcext:value-type="float">
            <text:p>18899,99126</text:p>
          </table:table-cell>
          <table:table-cell office:value-type="float" office:value="1433" calcext:value-type="float">
            <text:p>1433</text:p>
          </table:table-cell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999.98778" calcext:value-type="float">
            <text:p>18999,98778</text:p>
          </table:table-cell>
          <table:table-cell office:value-type="float" office:value="1433" calcext:value-type="float">
            <text:p>1433</text:p>
          </table:table-cell>
          <table:table-cell office:value-type="float" office:value="2603" calcext:value-type="float">
            <text:p>2603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099.98786" calcext:value-type="float">
            <text:p>19099,98786</text:p>
          </table:table-cell>
          <table:table-cell office:value-type="float" office:value="1433" calcext:value-type="float">
            <text:p>1433</text:p>
          </table:table-cell>
          <table:table-cell office:value-type="float" office:value="2611" calcext:value-type="float">
            <text:p>261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199.99838" calcext:value-type="float">
            <text:p>19199,9983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300.01858" calcext:value-type="float">
            <text:p>19300,0185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399.99976" calcext:value-type="float">
            <text:p>19399,99976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500.02178" calcext:value-type="float">
            <text:p>19500,02178</text:p>
          </table:table-cell>
          <table:table-cell office:value-type="float" office:value="1433" calcext:value-type="float">
            <text:p>1433</text:p>
          </table:table-cell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599.99374" calcext:value-type="float">
            <text:p>19599,99374</text:p>
          </table:table-cell>
          <table:table-cell office:value-type="float" office:value="1446" calcext:value-type="float">
            <text:p>1446</text:p>
          </table:table-cell>
          <table:table-cell office:value-type="float" office:value="2611" calcext:value-type="float">
            <text:p>2611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700.01856" calcext:value-type="float">
            <text:p>19700,01856</text:p>
          </table:table-cell>
          <table:table-cell office:value-type="float" office:value="1434" calcext:value-type="float">
            <text:p>1434</text:p>
          </table:table-cell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799.9954" calcext:value-type="float">
            <text:p>19799,9954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900.01002" calcext:value-type="float">
            <text:p>19900,0100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999.9931" calcext:value-type="float">
            <text:p>19999,9931</text:p>
          </table:table-cell>
          <table:table-cell office:value-type="float" office:value="1433" calcext:value-type="float">
            <text:p>1433</text:p>
          </table:table-cell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99.98288" calcext:value-type="float">
            <text:p>20099,98288</text:p>
          </table:table-cell>
          <table:table-cell office:value-type="float" office:value="1454" calcext:value-type="float">
            <text:p>1454</text:p>
          </table:table-cell>
          <table:table-cell office:value-type="float" office:value="2603" calcext:value-type="float">
            <text:p>2603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200.01124" calcext:value-type="float">
            <text:p>20200,01124</text:p>
          </table:table-cell>
          <table:table-cell office:value-type="float" office:value="1450" calcext:value-type="float">
            <text:p>1450</text:p>
          </table:table-cell>
          <table:table-cell office:value-type="float" office:value="2598" calcext:value-type="float">
            <text:p>2598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300.06828" calcext:value-type="float">
            <text:p>20300,06828</text:p>
          </table:table-cell>
          <table:table-cell office:value-type="float" office:value="1448" calcext:value-type="float">
            <text:p>1448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400.01692" calcext:value-type="float">
            <text:p>20400,0169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499.99708" calcext:value-type="float">
            <text:p>20499,99708</text:p>
          </table:table-cell>
          <table:table-cell office:value-type="float" office:value="1433" calcext:value-type="float">
            <text:p>1433</text:p>
          </table:table-cell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599.99016" calcext:value-type="float">
            <text:p>20599,99016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699.9922" calcext:value-type="float">
            <text:p>20699,992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800.01084" calcext:value-type="float">
            <text:p>20800,01084</text:p>
          </table:table-cell>
          <table:table-cell office:value-type="float" office:value="1433" calcext:value-type="float">
            <text:p>1433</text:p>
          </table:table-cell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899.99758" calcext:value-type="float">
            <text:p>20899,99758</text:p>
          </table:table-cell>
          <table:table-cell office:value-type="float" office:value="1433" calcext:value-type="float">
            <text:p>1433</text:p>
          </table:table-cell>
          <table:table-cell office:value-type="float" office:value="2615" calcext:value-type="float">
            <text:p>2615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999.98508" calcext:value-type="float">
            <text:p>20999,9850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100.03726" calcext:value-type="float">
            <text:p>21100,03726</text:p>
          </table:table-cell>
          <table:table-cell office:value-type="float" office:value="1437" calcext:value-type="float">
            <text:p>1437</text:p>
          </table:table-cell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199.99402" calcext:value-type="float">
            <text:p>21199,9940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300.00328" calcext:value-type="float">
            <text:p>21300,00328</text:p>
          </table:table-cell>
          <table:table-cell office:value-type="float" office:value="1448" calcext:value-type="float">
            <text:p>1448</text:p>
          </table:table-cell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400.02618" calcext:value-type="float">
            <text:p>21400,02618</text:p>
          </table:table-cell>
          <table:table-cell office:value-type="float" office:value="1450" calcext:value-type="float">
            <text:p>1450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500.04012" calcext:value-type="float">
            <text:p>21500,04012</text:p>
          </table:table-cell>
          <table:table-cell office:value-type="float" office:value="1433" calcext:value-type="float">
            <text:p>1433</text:p>
          </table:table-cell>
          <table:table-cell office:value-type="float" office:value="2606" calcext:value-type="float">
            <text:p>2606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599.989" calcext:value-type="float">
            <text:p>21599,989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699.99374" calcext:value-type="float">
            <text:p>21699,99374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799.9931" calcext:value-type="float">
            <text:p>21799,9931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899.99004" calcext:value-type="float">
            <text:p>21899,99004</text:p>
          </table:table-cell>
          <table:table-cell office:value-type="float" office:value="1433" calcext:value-type="float">
            <text:p>1433</text:p>
          </table:table-cell>
          <table:table-cell office:value-type="float" office:value="2602" calcext:value-type="float">
            <text:p>2602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99.9866" calcext:value-type="float">
            <text:p>21999,9866</text:p>
          </table:table-cell>
          <table:table-cell office:value-type="float" office:value="1433" calcext:value-type="float">
            <text:p>1433</text:p>
          </table:table-cell>
          <table:table-cell office:value-type="float" office:value="2611" calcext:value-type="float">
            <text:p>261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099.9903" calcext:value-type="float">
            <text:p>22099,9903</text:p>
          </table:table-cell>
          <table:table-cell office:value-type="float" office:value="1433" calcext:value-type="float">
            <text:p>1433</text:p>
          </table:table-cell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199.99272" calcext:value-type="float">
            <text:p>22199,99272</text:p>
          </table:table-cell>
          <table:table-cell office:value-type="float" office:value="1433" calcext:value-type="float">
            <text:p>1433</text:p>
          </table:table-cell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300.01416" calcext:value-type="float">
            <text:p>22300,01416</text:p>
          </table:table-cell>
          <table:table-cell office:value-type="float" office:value="1433" calcext:value-type="float">
            <text:p>1433</text:p>
          </table:table-cell>
          <table:table-cell office:value-type="float" office:value="2606" calcext:value-type="float">
            <text:p>2606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399.98596" calcext:value-type="float">
            <text:p>22399,98596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499.98796" calcext:value-type="float">
            <text:p>22499,98796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600.04018" calcext:value-type="float">
            <text:p>22600,04018</text:p>
          </table:table-cell>
          <table:table-cell office:value-type="float" office:value="1434" calcext:value-type="float">
            <text:p>1434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700.0022" calcext:value-type="float">
            <text:p>22700,002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799.9958" calcext:value-type="float">
            <text:p>22799,9958</text:p>
          </table:table-cell>
          <table:table-cell office:value-type="float" office:value="1433" calcext:value-type="float">
            <text:p>1433</text:p>
          </table:table-cell>
          <table:table-cell office:value-type="float" office:value="2602" calcext:value-type="float">
            <text:p>2602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900.00438" calcext:value-type="float">
            <text:p>22900,0043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000.05556" calcext:value-type="float">
            <text:p>23000,05556</text:p>
          </table:table-cell>
          <table:table-cell office:value-type="float" office:value="1433" calcext:value-type="float">
            <text:p>1433</text:p>
          </table:table-cell>
          <table:table-cell office:value-type="float" office:value="2602" calcext:value-type="float">
            <text:p>2602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099.99784" calcext:value-type="float">
            <text:p>23099,99784</text:p>
          </table:table-cell>
          <table:table-cell office:value-type="float" office:value="1433" calcext:value-type="float">
            <text:p>1433</text:p>
          </table:table-cell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200.01802" calcext:value-type="float">
            <text:p>23200,0180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300.03008" calcext:value-type="float">
            <text:p>23300,03008</text:p>
          </table:table-cell>
          <table:table-cell office:value-type="float" office:value="1433" calcext:value-type="float">
            <text:p>1433</text:p>
          </table:table-cell>
          <table:table-cell office:value-type="float" office:value="2611" calcext:value-type="float">
            <text:p>2611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399.99984" calcext:value-type="float">
            <text:p>23399,99984</text:p>
          </table:table-cell>
          <table:table-cell office:value-type="float" office:value="1433" calcext:value-type="float">
            <text:p>1433</text:p>
          </table:table-cell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499.98922" calcext:value-type="float">
            <text:p>23499,9892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599.9953" calcext:value-type="float">
            <text:p>23599,9953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700.01468" calcext:value-type="float">
            <text:p>23700,0146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799.9831" calcext:value-type="float">
            <text:p>23799,9831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3899.98878" calcext:value-type="float">
            <text:p>23899,9887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99.98574" calcext:value-type="float">
            <text:p>23999,98574</text:p>
          </table:table-cell>
          <table:table-cell office:value-type="float" office:value="1433" calcext:value-type="float">
            <text:p>1433</text:p>
          </table:table-cell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099.99236" calcext:value-type="float">
            <text:p>24099,99236</text:p>
          </table:table-cell>
          <table:table-cell office:value-type="float" office:value="1433" calcext:value-type="float">
            <text:p>1433</text:p>
          </table:table-cell>
          <table:table-cell office:value-type="float" office:value="2626" calcext:value-type="float">
            <text:p>2626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200.015" calcext:value-type="float">
            <text:p>24200,015</text:p>
          </table:table-cell>
          <table:table-cell office:value-type="float" office:value="1459" calcext:value-type="float">
            <text:p>1459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300.04356" calcext:value-type="float">
            <text:p>24300,04356</text:p>
          </table:table-cell>
          <table:table-cell office:value-type="float" office:value="1433" calcext:value-type="float">
            <text:p>1433</text:p>
          </table:table-cell>
          <table:table-cell office:value-type="float" office:value="2603" calcext:value-type="float">
            <text:p>2603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400.01344" calcext:value-type="float">
            <text:p>24400,01344</text:p>
          </table:table-cell>
          <table:table-cell office:value-type="float" office:value="1448" calcext:value-type="float">
            <text:p>1448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499.98784" calcext:value-type="float">
            <text:p>24499,98784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600.01224" calcext:value-type="float">
            <text:p>24600,01224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700.0579" calcext:value-type="float">
            <text:p>24700,0579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800.0035" calcext:value-type="float">
            <text:p>24800,0035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4899.9858" calcext:value-type="float">
            <text:p>24899,985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000.0595" calcext:value-type="float">
            <text:p>25000,0595</text:p>
          </table:table-cell>
          <table:table-cell office:value-type="float" office:value="1459" calcext:value-type="float">
            <text:p>1459</text:p>
          </table:table-cell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099.9997" calcext:value-type="float">
            <text:p>25099,9997</text:p>
          </table:table-cell>
          <table:table-cell office:value-type="float" office:value="1435" calcext:value-type="float">
            <text:p>1435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199.98876" calcext:value-type="float">
            <text:p>25199,98876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299.98508" calcext:value-type="float">
            <text:p>25299,98508</text:p>
          </table:table-cell>
          <table:table-cell office:value-type="float" office:value="1433" calcext:value-type="float">
            <text:p>1433</text:p>
          </table:table-cell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400.0092" calcext:value-type="float">
            <text:p>25400,0092</text:p>
          </table:table-cell>
          <table:table-cell office:value-type="float" office:value="1465" calcext:value-type="float">
            <text:p>1465</text:p>
          </table:table-cell>
          <table:table-cell office:value-type="float" office:value="2602" calcext:value-type="float">
            <text:p>2602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499.99588" calcext:value-type="float">
            <text:p>25499,99588</text:p>
          </table:table-cell>
          <table:table-cell office:value-type="float" office:value="1459" calcext:value-type="float">
            <text:p>1459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599.98394" calcext:value-type="float">
            <text:p>25599,98394</text:p>
          </table:table-cell>
          <table:table-cell office:value-type="float" office:value="1433" calcext:value-type="float">
            <text:p>1433</text:p>
          </table:table-cell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700.0104" calcext:value-type="float">
            <text:p>25700,0104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800.03098" calcext:value-type="float">
            <text:p>25800,0309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900.01848" calcext:value-type="float">
            <text:p>25900,01848</text:p>
          </table:table-cell>
          <table:table-cell office:value-type="float" office:value="1437" calcext:value-type="float">
            <text:p>1437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999.99746" calcext:value-type="float">
            <text:p>25999,99746</text:p>
          </table:table-cell>
          <table:table-cell office:value-type="float" office:value="1433" calcext:value-type="float">
            <text:p>1433</text:p>
          </table:table-cell>
          <table:table-cell office:value-type="float" office:value="2602" calcext:value-type="float">
            <text:p>2602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099.99974" calcext:value-type="float">
            <text:p>26099,99974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200.0582" calcext:value-type="float">
            <text:p>26200,058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299.99278" calcext:value-type="float">
            <text:p>26299,99278</text:p>
          </table:table-cell>
          <table:table-cell office:value-type="float" office:value="1433" calcext:value-type="float">
            <text:p>1433</text:p>
          </table:table-cell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400.02" calcext:value-type="float">
            <text:p>26400,02</text:p>
          </table:table-cell>
          <table:table-cell office:value-type="float" office:value="1463" calcext:value-type="float">
            <text:p>146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500.0102" calcext:value-type="float">
            <text:p>26500,010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600.0015" calcext:value-type="float">
            <text:p>26600,0015</text:p>
          </table:table-cell>
          <table:table-cell office:value-type="float" office:value="1440" calcext:value-type="float">
            <text:p>1440</text:p>
          </table:table-cell>
          <table:table-cell office:value-type="float" office:value="2601" calcext:value-type="float">
            <text:p>2601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699.99628" calcext:value-type="float">
            <text:p>26699,9962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799.99754" calcext:value-type="float">
            <text:p>26799,99754</text:p>
          </table:table-cell>
          <table:table-cell office:value-type="float" office:value="1433" calcext:value-type="float">
            <text:p>1433</text:p>
          </table:table-cell>
          <table:table-cell office:value-type="float" office:value="2611" calcext:value-type="float">
            <text:p>2611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900.01832" calcext:value-type="float">
            <text:p>26900,01832</text:p>
          </table:table-cell>
          <table:table-cell office:value-type="float" office:value="1433" calcext:value-type="float">
            <text:p>1433</text:p>
          </table:table-cell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999.98834" calcext:value-type="float">
            <text:p>26999,98834</text:p>
          </table:table-cell>
          <table:table-cell office:value-type="float" office:value="1439" calcext:value-type="float">
            <text:p>1439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100.02502" calcext:value-type="float">
            <text:p>27100,0250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7199.98744" calcext:value-type="float">
            <text:p>27199,98744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300.00576" calcext:value-type="float">
            <text:p>27300,00576</text:p>
          </table:table-cell>
          <table:table-cell office:value-type="float" office:value="1433" calcext:value-type="float">
            <text:p>1433</text:p>
          </table:table-cell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399.99214" calcext:value-type="float">
            <text:p>27399,99214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500.00852" calcext:value-type="float">
            <text:p>27500,00852</text:p>
          </table:table-cell>
          <table:table-cell office:value-type="float" office:value="1433" calcext:value-type="float">
            <text:p>1433</text:p>
          </table:table-cell>
          <table:table-cell office:value-type="float" office:value="2619" calcext:value-type="float">
            <text:p>2619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599.9949" calcext:value-type="float">
            <text:p>27599,9949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699.98928" calcext:value-type="float">
            <text:p>27699,98928</text:p>
          </table:table-cell>
          <table:table-cell office:value-type="float" office:value="1433" calcext:value-type="float">
            <text:p>1433</text:p>
          </table:table-cell>
          <table:table-cell office:value-type="float" office:value="2598" calcext:value-type="float">
            <text:p>2598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799.99712" calcext:value-type="float">
            <text:p>27799,99712</text:p>
          </table:table-cell>
          <table:table-cell office:value-type="float" office:value="1460" calcext:value-type="float">
            <text:p>1460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7899.99154" calcext:value-type="float">
            <text:p>27899,99154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000.04674" calcext:value-type="float">
            <text:p>28000,04674</text:p>
          </table:table-cell>
          <table:table-cell office:value-type="float" office:value="1433" calcext:value-type="float">
            <text:p>1433</text:p>
          </table:table-cell>
          <table:table-cell office:value-type="float" office:value="2602" calcext:value-type="float">
            <text:p>2602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8099.995" calcext:value-type="float">
            <text:p>28099,995</text:p>
          </table:table-cell>
          <table:table-cell office:value-type="float" office:value="1459" calcext:value-type="float">
            <text:p>1459</text:p>
          </table:table-cell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8200.00148" calcext:value-type="float">
            <text:p>28200,0014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299.99128" calcext:value-type="float">
            <text:p>28299,99128</text:p>
          </table:table-cell>
          <table:table-cell office:value-type="float" office:value="1439" calcext:value-type="float">
            <text:p>1439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400.0364" calcext:value-type="float">
            <text:p>28400,0364</text:p>
          </table:table-cell>
          <table:table-cell office:value-type="float" office:value="1433" calcext:value-type="float">
            <text:p>1433</text:p>
          </table:table-cell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500.01846" calcext:value-type="float">
            <text:p>28500,01846</text:p>
          </table:table-cell>
          <table:table-cell office:value-type="float" office:value="1433" calcext:value-type="float">
            <text:p>1433</text:p>
          </table:table-cell>
          <table:table-cell office:value-type="float" office:value="2611" calcext:value-type="float">
            <text:p>2611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600.00202" calcext:value-type="float">
            <text:p>28600,0020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700.01524" calcext:value-type="float">
            <text:p>28700,01524</text:p>
          </table:table-cell>
          <table:table-cell office:value-type="float" office:value="1463" calcext:value-type="float">
            <text:p>1463</text:p>
          </table:table-cell>
          <table:table-cell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800.00224" calcext:value-type="float">
            <text:p>28800,00224</text:p>
          </table:table-cell>
          <table:table-cell office:value-type="float" office:value="1435" calcext:value-type="float">
            <text:p>1435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8900.01676" calcext:value-type="float">
            <text:p>28900,01676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9000.05928" calcext:value-type="float">
            <text:p>29000,0592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099.98734" calcext:value-type="float">
            <text:p>29099,98734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200.00716" calcext:value-type="float">
            <text:p>29200,00716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299.98884" calcext:value-type="float">
            <text:p>29299,98884</text:p>
          </table:table-cell>
          <table:table-cell office:value-type="float" office:value="1433" calcext:value-type="float">
            <text:p>1433</text:p>
          </table:table-cell>
          <table:table-cell office:value-type="float" office:value="2620" calcext:value-type="float">
            <text:p>2620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399.98948" calcext:value-type="float">
            <text:p>29399,98948</text:p>
          </table:table-cell>
          <table:table-cell office:value-type="float" office:value="1433" calcext:value-type="float">
            <text:p>1433</text:p>
          </table:table-cell>
          <table:table-cell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499.98632" calcext:value-type="float">
            <text:p>29499,9863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600.00512" calcext:value-type="float">
            <text:p>29600,0051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700.00874" calcext:value-type="float">
            <text:p>29700,00874</text:p>
          </table:table-cell>
          <table:table-cell office:value-type="float" office:value="1433" calcext:value-type="float">
            <text:p>1433</text:p>
          </table:table-cell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799.99538" calcext:value-type="float">
            <text:p>29799,99538</text:p>
          </table:table-cell>
          <table:table-cell office:value-type="float" office:value="1433" calcext:value-type="float">
            <text:p>1433</text:p>
          </table:table-cell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9899.98694" calcext:value-type="float">
            <text:p>29899,98694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9999.99036" calcext:value-type="float">
            <text:p>29999,99036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100.00694" calcext:value-type="float">
            <text:p>30100,00694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199.98008" calcext:value-type="float">
            <text:p>30199,98008</text:p>
          </table:table-cell>
          <table:table-cell office:value-type="float" office:value="1435" calcext:value-type="float">
            <text:p>1435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299.99896" calcext:value-type="float">
            <text:p>30299,99896</text:p>
          </table:table-cell>
          <table:table-cell office:value-type="float" office:value="1439" calcext:value-type="float">
            <text:p>1439</text:p>
          </table:table-cell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399.99146" calcext:value-type="float">
            <text:p>30399,99146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500.00518" calcext:value-type="float">
            <text:p>30500,0051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600.00312" calcext:value-type="float">
            <text:p>30600,00312</text:p>
          </table:table-cell>
          <table:table-cell office:value-type="float" office:value="1433" calcext:value-type="float">
            <text:p>1433</text:p>
          </table:table-cell>
          <table:table-cell office:value-type="float" office:value="2610" calcext:value-type="float">
            <text:p>2610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699.98772" calcext:value-type="float">
            <text:p>30699,9877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799.98788" calcext:value-type="float">
            <text:p>30799,98788</text:p>
          </table:table-cell>
          <table:table-cell office:value-type="float" office:value="1440" calcext:value-type="float">
            <text:p>1440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900.0782" calcext:value-type="float">
            <text:p>30900,078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0999.99524" calcext:value-type="float">
            <text:p>30999,99524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099.98726" calcext:value-type="float">
            <text:p>31099,98726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199.9909" calcext:value-type="float">
            <text:p>31199,9909</text:p>
          </table:table-cell>
          <table:table-cell office:value-type="float" office:value="1433" calcext:value-type="float">
            <text:p>1433</text:p>
          </table:table-cell>
          <table:table-cell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300.00128" calcext:value-type="float">
            <text:p>31300,00128</text:p>
          </table:table-cell>
          <table:table-cell office:value-type="float" office:value="1463" calcext:value-type="float">
            <text:p>1463</text:p>
          </table:table-cell>
          <table:table-cell office:value-type="float" office:value="2619" calcext:value-type="float">
            <text:p>2619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399.99354" calcext:value-type="float">
            <text:p>31399,99354</text:p>
          </table:table-cell>
          <table:table-cell office:value-type="float" office:value="1435" calcext:value-type="float">
            <text:p>1435</text:p>
          </table:table-cell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499.98958" calcext:value-type="float">
            <text:p>31499,9895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600.02278" calcext:value-type="float">
            <text:p>31600,0227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700.02152" calcext:value-type="float">
            <text:p>31700,0215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800.0101" calcext:value-type="float">
            <text:p>31800,0101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1899.99684" calcext:value-type="float">
            <text:p>31899,99684</text:p>
          </table:table-cell>
          <table:table-cell office:value-type="float" office:value="1433" calcext:value-type="float">
            <text:p>1433</text:p>
          </table:table-cell>
          <table:table-cell office:value-type="float" office:value="2585" calcext:value-type="float">
            <text:p>2585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2000.03236" calcext:value-type="float">
            <text:p>32000,03236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2099.99644" calcext:value-type="float">
            <text:p>32099,99644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199.98824" calcext:value-type="float">
            <text:p>32199,98824</text:p>
          </table:table-cell>
          <table:table-cell office:value-type="float" office:value="1439" calcext:value-type="float">
            <text:p>1439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299.99146" calcext:value-type="float">
            <text:p>32299,99146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400.0028" calcext:value-type="float">
            <text:p>32400,0028</text:p>
          </table:table-cell>
          <table:table-cell office:value-type="float" office:value="1459" calcext:value-type="float">
            <text:p>1459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500.00982" calcext:value-type="float">
            <text:p>32500,00982</text:p>
          </table:table-cell>
          <table:table-cell office:value-type="float" office:value="1433" calcext:value-type="float">
            <text:p>1433</text:p>
          </table:table-cell>
          <table:table-cell office:value-type="float" office:value="2624" calcext:value-type="float">
            <text:p>2624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599.98742" calcext:value-type="float">
            <text:p>32599,98742</text:p>
          </table:table-cell>
          <table:table-cell office:value-type="float" office:value="1433" calcext:value-type="float">
            <text:p>1433</text:p>
          </table:table-cell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700.00288" calcext:value-type="float">
            <text:p>32700,00288</text:p>
          </table:table-cell>
          <table:table-cell office:value-type="float" office:value="1433" calcext:value-type="float">
            <text:p>1433</text:p>
          </table:table-cell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800.0126" calcext:value-type="float">
            <text:p>32800,0126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2899.98884" calcext:value-type="float">
            <text:p>32899,98884</text:p>
          </table:table-cell>
          <table:table-cell office:value-type="float" office:value="1433" calcext:value-type="float">
            <text:p>1433</text:p>
          </table:table-cell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3000.01348" calcext:value-type="float">
            <text:p>33000,0134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3099.98236" calcext:value-type="float">
            <text:p>33099,98236</text:p>
          </table:table-cell>
          <table:table-cell office:value-type="float" office:value="1433" calcext:value-type="float">
            <text:p>1433</text:p>
          </table:table-cell>
          <table:table-cell office:value-type="float" office:value="2559" calcext:value-type="float">
            <text:p>2559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200.04168" calcext:value-type="float">
            <text:p>33200,04168</text:p>
          </table:table-cell>
          <table:table-cell office:value-type="float" office:value="1439" calcext:value-type="float">
            <text:p>1439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300.02082" calcext:value-type="float">
            <text:p>33300,02082</text:p>
          </table:table-cell>
          <table:table-cell office:value-type="float" office:value="1433" calcext:value-type="float">
            <text:p>1433</text:p>
          </table:table-cell>
          <table:table-cell office:value-type="float" office:value="2585" calcext:value-type="float">
            <text:p>2585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399.99652" calcext:value-type="float">
            <text:p>33399,99652</text:p>
          </table:table-cell>
          <table:table-cell office:value-type="float" office:value="1433" calcext:value-type="float">
            <text:p>1433</text:p>
          </table:table-cell>
          <table:table-cell office:value-type="float" office:value="2592" calcext:value-type="float">
            <text:p>2592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500.0499" calcext:value-type="float">
            <text:p>33500,0499</text:p>
          </table:table-cell>
          <table:table-cell office:value-type="float" office:value="1433" calcext:value-type="float">
            <text:p>1433</text:p>
          </table:table-cell>
          <table:table-cell office:value-type="float" office:value="2567" calcext:value-type="float">
            <text:p>2567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599.99612" calcext:value-type="float">
            <text:p>33599,99612</text:p>
          </table:table-cell>
          <table:table-cell office:value-type="float" office:value="1433" calcext:value-type="float">
            <text:p>1433</text:p>
          </table:table-cell>
          <table:table-cell office:value-type="float" office:value="2566" calcext:value-type="float">
            <text:p>2566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3699.98988" calcext:value-type="float">
            <text:p>33699,98988</text:p>
          </table:table-cell>
          <table:table-cell office:value-type="float" office:value="1435" calcext:value-type="float">
            <text:p>1435</text:p>
          </table:table-cell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3799.9842" calcext:value-type="float">
            <text:p>33799,9842</text:p>
          </table:table-cell>
          <table:table-cell office:value-type="float" office:value="1433" calcext:value-type="float">
            <text:p>1433</text:p>
          </table:table-cell>
          <table:table-cell office:value-type="float" office:value="2623" calcext:value-type="float">
            <text:p>2623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3899.99534" calcext:value-type="float">
            <text:p>33899,99534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3999.99366" calcext:value-type="float">
            <text:p>33999,99366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100.03398" calcext:value-type="float">
            <text:p>34100,03398</text:p>
          </table:table-cell>
          <table:table-cell office:value-type="float" office:value="1433" calcext:value-type="float">
            <text:p>1433</text:p>
          </table:table-cell>
          <table:table-cell office:value-type="float" office:value="2567" calcext:value-type="float">
            <text:p>2567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4199.99216" calcext:value-type="float">
            <text:p>34199,99216</text:p>
          </table:table-cell>
          <table:table-cell office:value-type="float" office:value="1440" calcext:value-type="float">
            <text:p>1440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299.99706" calcext:value-type="float">
            <text:p>34299,99706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399.99436" calcext:value-type="float">
            <text:p>34399,99436</text:p>
          </table:table-cell>
          <table:table-cell office:value-type="float" office:value="1459" calcext:value-type="float">
            <text:p>1459</text:p>
          </table:table-cell>
          <table:table-cell office:value-type="float" office:value="2567" calcext:value-type="float">
            <text:p>2567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499.98634" calcext:value-type="float">
            <text:p>34499,98634</text:p>
          </table:table-cell>
          <table:table-cell office:value-type="float" office:value="1433" calcext:value-type="float">
            <text:p>1433</text:p>
          </table:table-cell>
          <table:table-cell office:value-type="float" office:value="2567" calcext:value-type="float">
            <text:p>2567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599.99172" calcext:value-type="float">
            <text:p>34599,99172</text:p>
          </table:table-cell>
          <table:table-cell office:value-type="float" office:value="1433" calcext:value-type="float">
            <text:p>1433</text:p>
          </table:table-cell>
          <table:table-cell office:value-type="float" office:value="2567" calcext:value-type="float">
            <text:p>2567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700.01114" calcext:value-type="float">
            <text:p>34700,01114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800.00006" calcext:value-type="float">
            <text:p>34800,00006</text:p>
          </table:table-cell>
          <table:table-cell office:value-type="float" office:value="1435" calcext:value-type="float">
            <text:p>1435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4900.01076" calcext:value-type="float">
            <text:p>34900,01076</text:p>
          </table:table-cell>
          <table:table-cell office:value-type="float" office:value="1433" calcext:value-type="float">
            <text:p>1433</text:p>
          </table:table-cell>
          <table:table-cell office:value-type="float" office:value="2585" calcext:value-type="float">
            <text:p>2585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999.98866" calcext:value-type="float">
            <text:p>34999,98866</text:p>
          </table:table-cell>
          <table:table-cell office:value-type="float" office:value="1433" calcext:value-type="float">
            <text:p>1433</text:p>
          </table:table-cell>
          <table:table-cell office:value-type="float" office:value="2592" calcext:value-type="float">
            <text:p>2592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099.99716" calcext:value-type="float">
            <text:p>35099,99716</text:p>
          </table:table-cell>
          <table:table-cell office:value-type="float" office:value="1433" calcext:value-type="float">
            <text:p>1433</text:p>
          </table:table-cell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5199.9898" calcext:value-type="float">
            <text:p>35199,9898</text:p>
          </table:table-cell>
          <table:table-cell office:value-type="float" office:value="1433" calcext:value-type="float">
            <text:p>1433</text:p>
          </table:table-cell>
          <table:table-cell office:value-type="float" office:value="2617" calcext:value-type="float">
            <text:p>2617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299.98574" calcext:value-type="float">
            <text:p>35299,98574</text:p>
          </table:table-cell>
          <table:table-cell office:value-type="float" office:value="1433" calcext:value-type="float">
            <text:p>1433</text:p>
          </table:table-cell>
          <table:table-cell office:value-type="float" office:value="2568" calcext:value-type="float">
            <text:p>2568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399.99502" calcext:value-type="float">
            <text:p>35399,99502</text:p>
          </table:table-cell>
          <table:table-cell office:value-type="float" office:value="1433" calcext:value-type="float">
            <text:p>1433</text:p>
          </table:table-cell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499.99444" calcext:value-type="float">
            <text:p>35499,99444</text:p>
          </table:table-cell>
          <table:table-cell office:value-type="float" office:value="1439" calcext:value-type="float">
            <text:p>1439</text:p>
          </table:table-cell>
          <table:table-cell office:value-type="float" office:value="2586" calcext:value-type="float">
            <text:p>2586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5600.01412" calcext:value-type="float">
            <text:p>35600,01412</text:p>
          </table:table-cell>
          <table:table-cell office:value-type="float" office:value="1450" calcext:value-type="float">
            <text:p>1450</text:p>
          </table:table-cell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5700.0566" calcext:value-type="float">
            <text:p>35700,0566</text:p>
          </table:table-cell>
          <table:table-cell office:value-type="float" office:value="1433" calcext:value-type="float">
            <text:p>1433</text:p>
          </table:table-cell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5799.986" calcext:value-type="float">
            <text:p>35799,986</text:p>
          </table:table-cell>
          <table:table-cell office:value-type="float" office:value="1433" calcext:value-type="float">
            <text:p>1433</text:p>
          </table:table-cell>
          <table:table-cell office:value-type="float" office:value="2567" calcext:value-type="float">
            <text:p>2567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5900.0101" calcext:value-type="float">
            <text:p>35900,0101</text:p>
          </table:table-cell>
          <table:table-cell office:value-type="float" office:value="1433" calcext:value-type="float">
            <text:p>1433</text:p>
          </table:table-cell>
          <table:table-cell office:value-type="float" office:value="2592" calcext:value-type="float">
            <text:p>2592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999.99498" calcext:value-type="float">
            <text:p>35999,99498</text:p>
          </table:table-cell>
          <table:table-cell office:value-type="float" office:value="1433" calcext:value-type="float">
            <text:p>1433</text:p>
          </table:table-cell>
          <table:table-cell office:value-type="float" office:value="2567" calcext:value-type="float">
            <text:p>2567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100.00846" calcext:value-type="float">
            <text:p>36100,00846</text:p>
          </table:table-cell>
          <table:table-cell office:value-type="float" office:value="1433" calcext:value-type="float">
            <text:p>1433</text:p>
          </table:table-cell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6199.99682" calcext:value-type="float">
            <text:p>36199,9968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299.99388" calcext:value-type="float">
            <text:p>36299,99388</text:p>
          </table:table-cell>
          <table:table-cell office:value-type="float" office:value="1433" calcext:value-type="float">
            <text:p>1433</text:p>
          </table:table-cell>
          <table:table-cell office:value-type="float" office:value="2567" calcext:value-type="float">
            <text:p>2567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6400.06762" calcext:value-type="float">
            <text:p>36400,0676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500.0073" calcext:value-type="float">
            <text:p>36500,0073</text:p>
          </table:table-cell>
          <table:table-cell office:value-type="float" office:value="1433" calcext:value-type="float">
            <text:p>1433</text:p>
          </table:table-cell>
          <table:table-cell office:value-type="float" office:value="2626" calcext:value-type="float">
            <text:p>2626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600.00394" calcext:value-type="float">
            <text:p>36600,00394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6699.99364" calcext:value-type="float">
            <text:p>36699,99364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6799.99258" calcext:value-type="float">
            <text:p>36799,99258</text:p>
          </table:table-cell>
          <table:table-cell office:value-type="float" office:value="1435" calcext:value-type="float">
            <text:p>1435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6900.00206" calcext:value-type="float">
            <text:p>36900,00206</text:p>
          </table:table-cell>
          <table:table-cell office:value-type="float" office:value="1433" calcext:value-type="float">
            <text:p>1433</text:p>
          </table:table-cell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999.99338" calcext:value-type="float">
            <text:p>36999,99338</text:p>
          </table:table-cell>
          <table:table-cell office:value-type="float" office:value="1433" calcext:value-type="float">
            <text:p>1433</text:p>
          </table:table-cell>
          <table:table-cell office:value-type="float" office:value="2568" calcext:value-type="float">
            <text:p>2568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7100.00722" calcext:value-type="float">
            <text:p>37100,00722</text:p>
          </table:table-cell>
          <table:table-cell office:value-type="float" office:value="1433" calcext:value-type="float">
            <text:p>1433</text:p>
          </table:table-cell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7199.98134" calcext:value-type="float">
            <text:p>37199,98134</text:p>
          </table:table-cell>
          <table:table-cell office:value-type="float" office:value="1433" calcext:value-type="float">
            <text:p>1433</text:p>
          </table:table-cell>
          <table:table-cell office:value-type="float" office:value="2568" calcext:value-type="float">
            <text:p>2568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300.00698" calcext:value-type="float">
            <text:p>37300,00698</text:p>
          </table:table-cell>
          <table:table-cell office:value-type="float" office:value="1433" calcext:value-type="float">
            <text:p>1433</text:p>
          </table:table-cell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400.00092" calcext:value-type="float">
            <text:p>37400,00092</text:p>
          </table:table-cell>
          <table:table-cell office:value-type="float" office:value="1433" calcext:value-type="float">
            <text:p>1433</text:p>
          </table:table-cell>
          <table:table-cell office:value-type="float" office:value="2569" calcext:value-type="float">
            <text:p>2569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500.01512" calcext:value-type="float">
            <text:p>37500,01512</text:p>
          </table:table-cell>
          <table:table-cell office:value-type="float" office:value="1435" calcext:value-type="float">
            <text:p>1435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7599.99132" calcext:value-type="float">
            <text:p>37599,9913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699.98558" calcext:value-type="float">
            <text:p>37699,9855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7800.05234" calcext:value-type="float">
            <text:p>37800,05234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7899.99948" calcext:value-type="float">
            <text:p>37899,99948</text:p>
          </table:table-cell>
          <table:table-cell office:value-type="float" office:value="1433" calcext:value-type="float">
            <text:p>1433</text:p>
          </table:table-cell>
          <table:table-cell office:value-type="float" office:value="2592" calcext:value-type="float">
            <text:p>2592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8000.01318" calcext:value-type="float">
            <text:p>38000,01318</text:p>
          </table:table-cell>
          <table:table-cell office:value-type="float" office:value="1433" calcext:value-type="float">
            <text:p>1433</text:p>
          </table:table-cell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099.9889" calcext:value-type="float">
            <text:p>38099,9889</text:p>
          </table:table-cell>
          <table:table-cell office:value-type="float" office:value="1433" calcext:value-type="float">
            <text:p>1433</text:p>
          </table:table-cell>
          <table:table-cell office:value-type="float" office:value="2623" calcext:value-type="float">
            <text:p>2623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8199.98792" calcext:value-type="float">
            <text:p>38199,98792</text:p>
          </table:table-cell>
          <table:table-cell office:value-type="float" office:value="1433" calcext:value-type="float">
            <text:p>1433</text:p>
          </table:table-cell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8299.98892" calcext:value-type="float">
            <text:p>38299,98892</text:p>
          </table:table-cell>
          <table:table-cell office:value-type="float" office:value="1433" calcext:value-type="float">
            <text:p>1433</text:p>
          </table:table-cell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400.00848" calcext:value-type="float">
            <text:p>38400,0084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8499.99282" calcext:value-type="float">
            <text:p>38499,99282</text:p>
          </table:table-cell>
          <table:table-cell office:value-type="float" office:value="1433" calcext:value-type="float">
            <text:p>1433</text:p>
          </table:table-cell>
          <table:table-cell office:value-type="float" office:value="2585" calcext:value-type="float">
            <text:p>2585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599.99424" calcext:value-type="float">
            <text:p>38599,99424</text:p>
          </table:table-cell>
          <table:table-cell office:value-type="float" office:value="1433" calcext:value-type="float">
            <text:p>1433</text:p>
          </table:table-cell>
          <table:table-cell office:value-type="float" office:value="2619" calcext:value-type="float">
            <text:p>2619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700.01178" calcext:value-type="float">
            <text:p>38700,01178</text:p>
          </table:table-cell>
          <table:table-cell office:value-type="float" office:value="1433" calcext:value-type="float">
            <text:p>1433</text:p>
          </table:table-cell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8799.99868" calcext:value-type="float">
            <text:p>38799,9986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8899.99516" calcext:value-type="float">
            <text:p>38899,99516</text:p>
          </table:table-cell>
          <table:table-cell office:value-type="float" office:value="1433" calcext:value-type="float">
            <text:p>1433</text:p>
          </table:table-cell>
          <table:table-cell office:value-type="float" office:value="2567" calcext:value-type="float">
            <text:p>2567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8999.99154" calcext:value-type="float">
            <text:p>38999,99154</text:p>
          </table:table-cell>
          <table:table-cell office:value-type="float" office:value="1440" calcext:value-type="float">
            <text:p>1440</text:p>
          </table:table-cell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100.01568" calcext:value-type="float">
            <text:p>39100,01568</text:p>
          </table:table-cell>
          <table:table-cell office:value-type="float" office:value="1459" calcext:value-type="float">
            <text:p>1459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9200.00142" calcext:value-type="float">
            <text:p>39200,00142</text:p>
          </table:table-cell>
          <table:table-cell office:value-type="float" office:value="1425" calcext:value-type="float">
            <text:p>1425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9299.99826" calcext:value-type="float">
            <text:p>39299,99826</text:p>
          </table:table-cell>
          <table:table-cell office:value-type="float" office:value="1441" calcext:value-type="float">
            <text:p>1441</text:p>
          </table:table-cell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9400.02598" calcext:value-type="float">
            <text:p>39400,0259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9499.99556" calcext:value-type="float">
            <text:p>39499,99556</text:p>
          </table:table-cell>
          <table:table-cell office:value-type="float" office:value="1434" calcext:value-type="float">
            <text:p>1434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9600.00784" calcext:value-type="float">
            <text:p>39600,00784</text:p>
          </table:table-cell>
          <table:table-cell office:value-type="float" office:value="1435" calcext:value-type="float">
            <text:p>1435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9699.98534" calcext:value-type="float">
            <text:p>39699,98534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9799.99482" calcext:value-type="float">
            <text:p>39799,9948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9900.0001" calcext:value-type="float">
            <text:p>39900,0001</text:p>
          </table:table-cell>
          <table:table-cell office:value-type="float" office:value="1433" calcext:value-type="float">
            <text:p>1433</text:p>
          </table:table-cell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9999.98958" calcext:value-type="float">
            <text:p>39999,9895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0100.01146" calcext:value-type="float">
            <text:p>40100,01146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0199.98408" calcext:value-type="float">
            <text:p>40199,98408</text:p>
          </table:table-cell>
          <table:table-cell office:value-type="float" office:value="1433" calcext:value-type="float">
            <text:p>1433</text:p>
          </table:table-cell>
          <table:table-cell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0299.9905" calcext:value-type="float">
            <text:p>40299,9905</text:p>
          </table:table-cell>
          <table:table-cell office:value-type="float" office:value="1446" calcext:value-type="float">
            <text:p>1446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0399.99046" calcext:value-type="float">
            <text:p>40399,99046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0499.99876" calcext:value-type="float">
            <text:p>40499,99876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0600.0617" calcext:value-type="float">
            <text:p>40600,0617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0699.99134" calcext:value-type="float">
            <text:p>40699,99134</text:p>
          </table:table-cell>
          <table:table-cell office:value-type="float" office:value="1432" calcext:value-type="float">
            <text:p>1432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0800.02646" calcext:value-type="float">
            <text:p>40800,02646</text:p>
          </table:table-cell>
          <table:table-cell office:value-type="float" office:value="1435" calcext:value-type="float">
            <text:p>1435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0899.98662" calcext:value-type="float">
            <text:p>40899,9866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1000.0198" calcext:value-type="float">
            <text:p>41000,019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100.00232" calcext:value-type="float">
            <text:p>41100,00232</text:p>
          </table:table-cell>
          <table:table-cell office:value-type="float" office:value="1434" calcext:value-type="float">
            <text:p>1434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199.99248" calcext:value-type="float">
            <text:p>41199,9924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1299.99454" calcext:value-type="float">
            <text:p>41299,99454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1400.01094" calcext:value-type="float">
            <text:p>41400,01094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499.99968" calcext:value-type="float">
            <text:p>41499,9996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1600.04678" calcext:value-type="float">
            <text:p>41600,0467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1699.99716" calcext:value-type="float">
            <text:p>41699,99716</text:p>
          </table:table-cell>
          <table:table-cell office:value-type="float" office:value="1441" calcext:value-type="float">
            <text:p>1441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1799.99262" calcext:value-type="float">
            <text:p>41799,99262</text:p>
          </table:table-cell>
          <table:table-cell office:value-type="float" office:value="1433" calcext:value-type="float">
            <text:p>1433</text:p>
          </table:table-cell>
          <table:table-cell office:value-type="float" office:value="2619" calcext:value-type="float">
            <text:p>2619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1899.98948" calcext:value-type="float">
            <text:p>41899,9894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2000.03106" calcext:value-type="float">
            <text:p>42000,03106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2099.99092" calcext:value-type="float">
            <text:p>42099,99092</text:p>
          </table:table-cell>
          <table:table-cell office:value-type="float" office:value="1434" calcext:value-type="float">
            <text:p>1434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2200.04102" calcext:value-type="float">
            <text:p>42200,0410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2300.04744" calcext:value-type="float">
            <text:p>42300,04744</text:p>
          </table:table-cell>
          <table:table-cell office:value-type="float" office:value="1433" calcext:value-type="float">
            <text:p>1433</text:p>
          </table:table-cell>
          <table:table-cell office:value-type="float" office:value="2619" calcext:value-type="float">
            <text:p>2619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2400.03686" calcext:value-type="float">
            <text:p>42400,03686</text:p>
          </table:table-cell>
          <table:table-cell office:value-type="float" office:value="1433" calcext:value-type="float">
            <text:p>1433</text:p>
          </table:table-cell>
          <table:table-cell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2500.0216" calcext:value-type="float">
            <text:p>42500,0216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600.0135" calcext:value-type="float">
            <text:p>42600,0135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2700.0169" calcext:value-type="float">
            <text:p>42700,0169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800.02188" calcext:value-type="float">
            <text:p>42800,02188</text:p>
          </table:table-cell>
          <table:table-cell office:value-type="float" office:value="1433" calcext:value-type="float">
            <text:p>1433</text:p>
          </table:table-cell>
          <table:table-cell office:value-type="float" office:value="2619" calcext:value-type="float">
            <text:p>2619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2900.00928" calcext:value-type="float">
            <text:p>42900,0092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3000.00492" calcext:value-type="float">
            <text:p>43000,00492</text:p>
          </table:table-cell>
          <table:table-cell office:value-type="float" office:value="1433" calcext:value-type="float">
            <text:p>1433</text:p>
          </table:table-cell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100.0306" calcext:value-type="float">
            <text:p>43100,0306</text:p>
          </table:table-cell>
          <table:table-cell office:value-type="float" office:value="1433" calcext:value-type="float">
            <text:p>1433</text:p>
          </table:table-cell>
          <table:table-cell office:value-type="float" office:value="2619" calcext:value-type="float">
            <text:p>2619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200.01192" calcext:value-type="float">
            <text:p>43200,0119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299.99498" calcext:value-type="float">
            <text:p>43299,99498</text:p>
          </table:table-cell>
          <table:table-cell office:value-type="float" office:value="1433" calcext:value-type="float">
            <text:p>1433</text:p>
          </table:table-cell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3400.00312" calcext:value-type="float">
            <text:p>43400,00312</text:p>
          </table:table-cell>
          <table:table-cell office:value-type="float" office:value="1433" calcext:value-type="float">
            <text:p>1433</text:p>
          </table:table-cell>
          <table:table-cell office:value-type="float" office:value="2619" calcext:value-type="float">
            <text:p>2619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499.9981" calcext:value-type="float">
            <text:p>43499,9981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599.98176" calcext:value-type="float">
            <text:p>43599,98176</text:p>
          </table:table-cell>
          <table:table-cell office:value-type="float" office:value="1433" calcext:value-type="float">
            <text:p>1433</text:p>
          </table:table-cell>
          <table:table-cell office:value-type="float" office:value="2620" calcext:value-type="float">
            <text:p>2620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700.0069" calcext:value-type="float">
            <text:p>43700,0069</text:p>
          </table:table-cell>
          <table:table-cell office:value-type="float" office:value="1459" calcext:value-type="float">
            <text:p>1459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799.98796" calcext:value-type="float">
            <text:p>43799,98796</text:p>
          </table:table-cell>
          <table:table-cell office:value-type="float" office:value="1433" calcext:value-type="float">
            <text:p>1433</text:p>
          </table:table-cell>
          <table:table-cell office:value-type="float" office:value="2613" calcext:value-type="float">
            <text:p>2613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3900.01882" calcext:value-type="float">
            <text:p>43900,0188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3999.99252" calcext:value-type="float">
            <text:p>43999,9925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4099.98422" calcext:value-type="float">
            <text:p>44099,9842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4200.02132" calcext:value-type="float">
            <text:p>44200,0213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4299.98882" calcext:value-type="float">
            <text:p>44299,98882</text:p>
          </table:table-cell>
          <table:table-cell office:value-type="float" office:value="1435" calcext:value-type="float">
            <text:p>1435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4400.04566" calcext:value-type="float">
            <text:p>44400,04566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4499.99278" calcext:value-type="float">
            <text:p>44499,9927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4600.0496" calcext:value-type="float">
            <text:p>44600,0496</text:p>
          </table:table-cell>
          <table:table-cell office:value-type="float" office:value="1433" calcext:value-type="float">
            <text:p>1433</text:p>
          </table:table-cell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4700.01564" calcext:value-type="float">
            <text:p>44700,01564</text:p>
          </table:table-cell>
          <table:table-cell office:value-type="float" office:value="1433" calcext:value-type="float">
            <text:p>1433</text:p>
          </table:table-cell>
          <table:table-cell office:value-type="float" office:value="2602" calcext:value-type="float">
            <text:p>2602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4799.99294" calcext:value-type="float">
            <text:p>44799,99294</text:p>
          </table:table-cell>
          <table:table-cell office:value-type="float" office:value="1465" calcext:value-type="float">
            <text:p>1465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4899.99376" calcext:value-type="float">
            <text:p>44899,99376</text:p>
          </table:table-cell>
          <table:table-cell office:value-type="float" office:value="1433" calcext:value-type="float">
            <text:p>1433</text:p>
          </table:table-cell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4999.99346" calcext:value-type="float">
            <text:p>44999,99346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5100.00032" calcext:value-type="float">
            <text:p>45100,00032</text:p>
          </table:table-cell>
          <table:table-cell office:value-type="float" office:value="1433" calcext:value-type="float">
            <text:p>1433</text:p>
          </table:table-cell>
          <table:table-cell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5200.00264" calcext:value-type="float">
            <text:p>45200,00264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5300.00252" calcext:value-type="float">
            <text:p>45300,00252</text:p>
          </table:table-cell>
          <table:table-cell office:value-type="float" office:value="1431" calcext:value-type="float">
            <text:p>1431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5400.01284" calcext:value-type="float">
            <text:p>45400,01284</text:p>
          </table:table-cell>
          <table:table-cell office:value-type="float" office:value="1441" calcext:value-type="float">
            <text:p>1441</text:p>
          </table:table-cell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5499.99288" calcext:value-type="float">
            <text:p>45499,9928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5599.98652" calcext:value-type="float">
            <text:p>45599,9865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5699.99394" calcext:value-type="float">
            <text:p>45699,99394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5800.03848" calcext:value-type="float">
            <text:p>45800,0384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5900.00674" calcext:value-type="float">
            <text:p>45900,00674</text:p>
          </table:table-cell>
          <table:table-cell office:value-type="float" office:value="1459" calcext:value-type="float">
            <text:p>1459</text:p>
          </table:table-cell>
          <table:table-cell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5999.99512" calcext:value-type="float">
            <text:p>45999,9951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6100.00864" calcext:value-type="float">
            <text:p>46100,00864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6199.99906" calcext:value-type="float">
            <text:p>46199,99906</text:p>
          </table:table-cell>
          <table:table-cell office:value-type="float" office:value="1450" calcext:value-type="float">
            <text:p>1450</text:p>
          </table:table-cell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6300.01568" calcext:value-type="float">
            <text:p>46300,0156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6399.98866" calcext:value-type="float">
            <text:p>46399,98866</text:p>
          </table:table-cell>
          <table:table-cell office:value-type="float" office:value="1433" calcext:value-type="float">
            <text:p>1433</text:p>
          </table:table-cell>
          <table:table-cell office:value-type="float" office:value="2626" calcext:value-type="float">
            <text:p>2626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499.99362" calcext:value-type="float">
            <text:p>46499,99362</text:p>
          </table:table-cell>
          <table:table-cell office:value-type="float" office:value="1433" calcext:value-type="float">
            <text:p>1433</text:p>
          </table:table-cell>
          <table:table-cell office:value-type="float" office:value="2602" calcext:value-type="float">
            <text:p>2602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6599.99122" calcext:value-type="float">
            <text:p>46599,99122</text:p>
          </table:table-cell>
          <table:table-cell office:value-type="float" office:value="1430" calcext:value-type="float">
            <text:p>1430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6699.99658" calcext:value-type="float">
            <text:p>46699,9965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6800.00276" calcext:value-type="float">
            <text:p>46800,00276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6900.02208" calcext:value-type="float">
            <text:p>46900,02208</text:p>
          </table:table-cell>
          <table:table-cell office:value-type="float" office:value="1433" calcext:value-type="float">
            <text:p>1433</text:p>
          </table:table-cell>
          <table:table-cell office:value-type="float" office:value="2619" calcext:value-type="float">
            <text:p>2619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7000.00808" calcext:value-type="float">
            <text:p>47000,0080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7099.99834" calcext:value-type="float">
            <text:p>47099,99834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7199.99794" calcext:value-type="float">
            <text:p>47199,99794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7300.01052" calcext:value-type="float">
            <text:p>47300,0105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7399.9926" calcext:value-type="float">
            <text:p>47399,9926</text:p>
          </table:table-cell>
          <table:table-cell office:value-type="float" office:value="1433" calcext:value-type="float">
            <text:p>1433</text:p>
          </table:table-cell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7500.01288" calcext:value-type="float">
            <text:p>47500,0128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7599.99184" calcext:value-type="float">
            <text:p>47599,99184</text:p>
          </table:table-cell>
          <table:table-cell office:value-type="float" office:value="1433" calcext:value-type="float">
            <text:p>1433</text:p>
          </table:table-cell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7700.03278" calcext:value-type="float">
            <text:p>47700,0327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7800.03382" calcext:value-type="float">
            <text:p>47800,03382</text:p>
          </table:table-cell>
          <table:table-cell office:value-type="float" office:value="1463" calcext:value-type="float">
            <text:p>1463</text:p>
          </table:table-cell>
          <table:table-cell office:value-type="float" office:value="2602" calcext:value-type="float">
            <text:p>2602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7899.99378" calcext:value-type="float">
            <text:p>47899,99378</text:p>
          </table:table-cell>
          <table:table-cell office:value-type="float" office:value="1430" calcext:value-type="float">
            <text:p>1430</text:p>
          </table:table-cell>
          <table:table-cell office:value-type="float" office:value="2611" calcext:value-type="float">
            <text:p>2611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8000.01996" calcext:value-type="float">
            <text:p>48000,01996</text:p>
          </table:table-cell>
          <table:table-cell office:value-type="float" office:value="1433" calcext:value-type="float">
            <text:p>1433</text:p>
          </table:table-cell>
          <table:table-cell office:value-type="float" office:value="2602" calcext:value-type="float">
            <text:p>2602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8099.99206" calcext:value-type="float">
            <text:p>48099,99206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8200.02238" calcext:value-type="float">
            <text:p>48200,0223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8299.99548" calcext:value-type="float">
            <text:p>48299,9954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8399.9901" calcext:value-type="float">
            <text:p>48399,9901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8500.01084" calcext:value-type="float">
            <text:p>48500,01084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8599.99684" calcext:value-type="float">
            <text:p>48599,99684</text:p>
          </table:table-cell>
          <table:table-cell office:value-type="float" office:value="1433" calcext:value-type="float">
            <text:p>1433</text:p>
          </table:table-cell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8699.98766" calcext:value-type="float">
            <text:p>48699,98766</text:p>
          </table:table-cell>
          <table:table-cell office:value-type="float" office:value="1439" calcext:value-type="float">
            <text:p>1439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8799.99806" calcext:value-type="float">
            <text:p>48799,99806</text:p>
          </table:table-cell>
          <table:table-cell office:value-type="float" office:value="1433" calcext:value-type="float">
            <text:p>1433</text:p>
          </table:table-cell>
          <table:table-cell office:value-type="float" office:value="2611" calcext:value-type="float">
            <text:p>2611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8900.00256" calcext:value-type="float">
            <text:p>48900,00256</text:p>
          </table:table-cell>
          <table:table-cell office:value-type="float" office:value="1433" calcext:value-type="float">
            <text:p>1433</text:p>
          </table:table-cell>
          <table:table-cell office:value-type="float" office:value="2598" calcext:value-type="float">
            <text:p>2598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8999.99088" calcext:value-type="float">
            <text:p>48999,99088</text:p>
          </table:table-cell>
          <table:table-cell office:value-type="float" office:value="1433" calcext:value-type="float">
            <text:p>1433</text:p>
          </table:table-cell>
          <table:table-cell office:value-type="float" office:value="2624" calcext:value-type="float">
            <text:p>2624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100.00104" calcext:value-type="float">
            <text:p>49100,00104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200.00884" calcext:value-type="float">
            <text:p>49200,00884</text:p>
          </table:table-cell>
          <table:table-cell office:value-type="float" office:value="1433" calcext:value-type="float">
            <text:p>1433</text:p>
          </table:table-cell>
          <table:table-cell office:value-type="float" office:value="2598" calcext:value-type="float">
            <text:p>2598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299.98872" calcext:value-type="float">
            <text:p>49299,98872</text:p>
          </table:table-cell>
          <table:table-cell office:value-type="float" office:value="1433" calcext:value-type="float">
            <text:p>1433</text:p>
          </table:table-cell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400.005" calcext:value-type="float">
            <text:p>49400,005</text:p>
          </table:table-cell>
          <table:table-cell office:value-type="float" office:value="1433" calcext:value-type="float">
            <text:p>1433</text:p>
          </table:table-cell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9500.0002" calcext:value-type="float">
            <text:p>49500,000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9600.0047" calcext:value-type="float">
            <text:p>49600,0047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9700.01274" calcext:value-type="float">
            <text:p>49700,01274</text:p>
          </table:table-cell>
          <table:table-cell office:value-type="float" office:value="1433" calcext:value-type="float">
            <text:p>1433</text:p>
          </table:table-cell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9800.02866" calcext:value-type="float">
            <text:p>49800,02866</text:p>
          </table:table-cell>
          <table:table-cell office:value-type="float" office:value="1463" calcext:value-type="float">
            <text:p>146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9900.0122" calcext:value-type="float">
            <text:p>49900,012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000.00794" calcext:value-type="float">
            <text:p>50000,00794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0100.00052" calcext:value-type="float">
            <text:p>50100,0005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0199.97956" calcext:value-type="float">
            <text:p>50199,97956</text:p>
          </table:table-cell>
          <table:table-cell office:value-type="float" office:value="1433" calcext:value-type="float">
            <text:p>1433</text:p>
          </table:table-cell>
          <table:table-cell office:value-type="float" office:value="2602" calcext:value-type="float">
            <text:p>2602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0299.99606" calcext:value-type="float">
            <text:p>50299,99606</text:p>
          </table:table-cell>
          <table:table-cell office:value-type="float" office:value="1433" calcext:value-type="float">
            <text:p>1433</text:p>
          </table:table-cell>
          <table:table-cell office:value-type="float" office:value="2624" calcext:value-type="float">
            <text:p>2624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0399.99222" calcext:value-type="float">
            <text:p>50399,99222</text:p>
          </table:table-cell>
          <table:table-cell office:value-type="float" office:value="1452" calcext:value-type="float">
            <text:p>1452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0499.99198" calcext:value-type="float">
            <text:p>50499,99198</text:p>
          </table:table-cell>
          <table:table-cell office:value-type="float" office:value="1430" calcext:value-type="float">
            <text:p>1430</text:p>
          </table:table-cell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0600.00236" calcext:value-type="float">
            <text:p>50600,00236</text:p>
          </table:table-cell>
          <table:table-cell office:value-type="float" office:value="1433" calcext:value-type="float">
            <text:p>1433</text:p>
          </table:table-cell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0699.99862" calcext:value-type="float">
            <text:p>50699,99862</text:p>
          </table:table-cell>
          <table:table-cell office:value-type="float" office:value="1432" calcext:value-type="float">
            <text:p>1432</text:p>
          </table:table-cell>
          <table:table-cell office:value-type="float" office:value="2611" calcext:value-type="float">
            <text:p>2611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0799.99088" calcext:value-type="float">
            <text:p>50799,99088</text:p>
          </table:table-cell>
          <table:table-cell office:value-type="float" office:value="1433" calcext:value-type="float">
            <text:p>1433</text:p>
          </table:table-cell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0900.0013" calcext:value-type="float">
            <text:p>50900,0013</text:p>
          </table:table-cell>
          <table:table-cell office:value-type="float" office:value="1463" calcext:value-type="float">
            <text:p>1463</text:p>
          </table:table-cell>
          <table:table-cell office:value-type="float" office:value="2611" calcext:value-type="float">
            <text:p>2611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0999.994" calcext:value-type="float">
            <text:p>50999,994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1100.0057" calcext:value-type="float">
            <text:p>51100,0057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1200.0023" calcext:value-type="float">
            <text:p>51200,0023</text:p>
          </table:table-cell>
          <table:table-cell office:value-type="float" office:value="1433" calcext:value-type="float">
            <text:p>1433</text:p>
          </table:table-cell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1300.02032" calcext:value-type="float">
            <text:p>51300,02032</text:p>
          </table:table-cell>
          <table:table-cell office:value-type="float" office:value="1433" calcext:value-type="float">
            <text:p>1433</text:p>
          </table:table-cell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1399.99178" calcext:value-type="float">
            <text:p>51399,9917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1499.99508" calcext:value-type="float">
            <text:p>51499,9950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1600.01698" calcext:value-type="float">
            <text:p>51600,01698</text:p>
          </table:table-cell>
          <table:table-cell office:value-type="float" office:value="1436" calcext:value-type="float">
            <text:p>1436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1700.02294" calcext:value-type="float">
            <text:p>51700,02294</text:p>
          </table:table-cell>
          <table:table-cell office:value-type="float" office:value="1433" calcext:value-type="float">
            <text:p>1433</text:p>
          </table:table-cell>
          <table:table-cell office:value-type="float" office:value="2611" calcext:value-type="float">
            <text:p>2611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1800.02452" calcext:value-type="float">
            <text:p>51800,02452</text:p>
          </table:table-cell>
          <table:table-cell office:value-type="float" office:value="1433" calcext:value-type="float">
            <text:p>1433</text:p>
          </table:table-cell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1900.0251" calcext:value-type="float">
            <text:p>51900,0251</text:p>
          </table:table-cell>
          <table:table-cell office:value-type="float" office:value="1436" calcext:value-type="float">
            <text:p>1436</text:p>
          </table:table-cell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1999.98968" calcext:value-type="float">
            <text:p>51999,9896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2100.02948" calcext:value-type="float">
            <text:p>52100,02948</text:p>
          </table:table-cell>
          <table:table-cell office:value-type="float" office:value="1434" calcext:value-type="float">
            <text:p>1434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2199.98718" calcext:value-type="float">
            <text:p>52199,98718</text:p>
          </table:table-cell>
          <table:table-cell office:value-type="float" office:value="1450" calcext:value-type="float">
            <text:p>1450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2300.01624" calcext:value-type="float">
            <text:p>52300,01624</text:p>
          </table:table-cell>
          <table:table-cell office:value-type="float" office:value="1433" calcext:value-type="float">
            <text:p>1433</text:p>
          </table:table-cell>
          <table:table-cell office:value-type="float" office:value="2576" calcext:value-type="float">
            <text:p>2576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2400.03106" calcext:value-type="float">
            <text:p>52400,03106</text:p>
          </table:table-cell>
          <table:table-cell office:value-type="float" office:value="1433" calcext:value-type="float">
            <text:p>1433</text:p>
          </table:table-cell>
          <table:table-cell office:value-type="float" office:value="2606" calcext:value-type="float">
            <text:p>2606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499.99166" calcext:value-type="float">
            <text:p>52499,99166</text:p>
          </table:table-cell>
          <table:table-cell office:value-type="float" office:value="1433" calcext:value-type="float">
            <text:p>1433</text:p>
          </table:table-cell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2599.98284" calcext:value-type="float">
            <text:p>52599,98284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2699.99762" calcext:value-type="float">
            <text:p>52699,9976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2800.01594" calcext:value-type="float">
            <text:p>52800,01594</text:p>
          </table:table-cell>
          <table:table-cell office:value-type="float" office:value="1433" calcext:value-type="float">
            <text:p>1433</text:p>
          </table:table-cell>
          <table:table-cell office:value-type="float" office:value="2589" calcext:value-type="float">
            <text:p>2589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2900.00392" calcext:value-type="float">
            <text:p>52900,0039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3000.00638" calcext:value-type="float">
            <text:p>53000,0063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3099.99782" calcext:value-type="float">
            <text:p>53099,99782</text:p>
          </table:table-cell>
          <table:table-cell office:value-type="float" office:value="1433" calcext:value-type="float">
            <text:p>1433</text:p>
          </table:table-cell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3199.99284" calcext:value-type="float">
            <text:p>53199,99284</text:p>
          </table:table-cell>
          <table:table-cell office:value-type="float" office:value="1437" calcext:value-type="float">
            <text:p>1437</text:p>
          </table:table-cell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3299.99422" calcext:value-type="float">
            <text:p>53299,99422</text:p>
          </table:table-cell>
          <table:table-cell office:value-type="float" office:value="1433" calcext:value-type="float">
            <text:p>1433</text:p>
          </table:table-cell>
          <table:table-cell office:value-type="float" office:value="2576" calcext:value-type="float">
            <text:p>2576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3400.00226" calcext:value-type="float">
            <text:p>53400,00226</text:p>
          </table:table-cell>
          <table:table-cell office:value-type="float" office:value="1434" calcext:value-type="float">
            <text:p>1434</text:p>
          </table:table-cell>
          <table:table-cell office:value-type="float" office:value="2592" calcext:value-type="float">
            <text:p>2592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3500.0045" calcext:value-type="float">
            <text:p>53500,0045</text:p>
          </table:table-cell>
          <table:table-cell office:value-type="float" office:value="1433" calcext:value-type="float">
            <text:p>1433</text:p>
          </table:table-cell>
          <table:table-cell office:value-type="float" office:value="2590" calcext:value-type="float">
            <text:p>2590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3599.99926" calcext:value-type="float">
            <text:p>53599,99926</text:p>
          </table:table-cell>
          <table:table-cell office:value-type="float" office:value="1433" calcext:value-type="float">
            <text:p>1433</text:p>
          </table:table-cell>
          <table:table-cell office:value-type="float" office:value="2605" calcext:value-type="float">
            <text:p>2605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3700.0087" calcext:value-type="float">
            <text:p>53700,0087</text:p>
          </table:table-cell>
          <table:table-cell office:value-type="float" office:value="1433" calcext:value-type="float">
            <text:p>1433</text:p>
          </table:table-cell>
          <table:table-cell office:value-type="float" office:value="2590" calcext:value-type="float">
            <text:p>2590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3799.99116" calcext:value-type="float">
            <text:p>53799,99116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3899.99504" calcext:value-type="float">
            <text:p>53899,99504</text:p>
          </table:table-cell>
          <table:table-cell office:value-type="float" office:value="1450" calcext:value-type="float">
            <text:p>1450</text:p>
          </table:table-cell>
          <table:table-cell office:value-type="float" office:value="2573" calcext:value-type="float">
            <text:p>2573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4000.0742" calcext:value-type="float">
            <text:p>54000,0742</text:p>
          </table:table-cell>
          <table:table-cell office:value-type="float" office:value="1433" calcext:value-type="float">
            <text:p>1433</text:p>
          </table:table-cell>
          <table:table-cell office:value-type="float" office:value="2573" calcext:value-type="float">
            <text:p>2573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4100.03812" calcext:value-type="float">
            <text:p>54100,03812</text:p>
          </table:table-cell>
          <table:table-cell office:value-type="float" office:value="1433" calcext:value-type="float">
            <text:p>1433</text:p>
          </table:table-cell>
          <table:table-cell office:value-type="float" office:value="2589" calcext:value-type="float">
            <text:p>2589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4200.03452" calcext:value-type="float">
            <text:p>54200,0345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4300.00466" calcext:value-type="float">
            <text:p>54300,00466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4400.02964" calcext:value-type="float">
            <text:p>54400,02964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4500.00366" calcext:value-type="float">
            <text:p>54500,00366</text:p>
          </table:table-cell>
          <table:table-cell office:value-type="float" office:value="1434" calcext:value-type="float">
            <text:p>1434</text:p>
          </table:table-cell>
          <table:table-cell office:value-type="float" office:value="2579" calcext:value-type="float">
            <text:p>2579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4600.0098" calcext:value-type="float">
            <text:p>54600,0098</text:p>
          </table:table-cell>
          <table:table-cell office:value-type="float" office:value="1432" calcext:value-type="float">
            <text:p>1432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4699.98298" calcext:value-type="float">
            <text:p>54699,98298</text:p>
          </table:table-cell>
          <table:table-cell office:value-type="float" office:value="1433" calcext:value-type="float">
            <text:p>1433</text:p>
          </table:table-cell>
          <table:table-cell office:value-type="float" office:value="2592" calcext:value-type="float">
            <text:p>2592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4799.9909" calcext:value-type="float">
            <text:p>54799,9909</text:p>
          </table:table-cell>
          <table:table-cell office:value-type="float" office:value="1450" calcext:value-type="float">
            <text:p>1450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4899.99364" calcext:value-type="float">
            <text:p>54899,99364</text:p>
          </table:table-cell>
          <table:table-cell office:value-type="float" office:value="1433" calcext:value-type="float">
            <text:p>1433</text:p>
          </table:table-cell>
          <table:table-cell office:value-type="float" office:value="2610" calcext:value-type="float">
            <text:p>2610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4999.99912" calcext:value-type="float">
            <text:p>54999,99912</text:p>
          </table:table-cell>
          <table:table-cell office:value-type="float" office:value="1433" calcext:value-type="float">
            <text:p>1433</text:p>
          </table:table-cell>
          <table:table-cell office:value-type="float" office:value="2563" calcext:value-type="float">
            <text:p>2563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5100.01494" calcext:value-type="float">
            <text:p>55100,01494</text:p>
          </table:table-cell>
          <table:table-cell office:value-type="float" office:value="1433" calcext:value-type="float">
            <text:p>1433</text:p>
          </table:table-cell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5200.04384" calcext:value-type="float">
            <text:p>55200,04384</text:p>
          </table:table-cell>
          <table:table-cell office:value-type="float" office:value="1433" calcext:value-type="float">
            <text:p>1433</text:p>
          </table:table-cell>
          <table:table-cell office:value-type="float" office:value="2589" calcext:value-type="float">
            <text:p>2589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5300.01434" calcext:value-type="float">
            <text:p>55300,01434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5399.99894" calcext:value-type="float">
            <text:p>55399,99894</text:p>
          </table:table-cell>
          <table:table-cell office:value-type="float" office:value="1433" calcext:value-type="float">
            <text:p>1433</text:p>
          </table:table-cell>
          <table:table-cell office:value-type="float" office:value="2590" calcext:value-type="float">
            <text:p>2590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5499.99184" calcext:value-type="float">
            <text:p>55499,99184</text:p>
          </table:table-cell>
          <table:table-cell office:value-type="float" office:value="1433" calcext:value-type="float">
            <text:p>1433</text:p>
          </table:table-cell>
          <table:table-cell office:value-type="float" office:value="2573" calcext:value-type="float">
            <text:p>2573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5599.99448" calcext:value-type="float">
            <text:p>55599,99448</text:p>
          </table:table-cell>
          <table:table-cell office:value-type="float" office:value="1433" calcext:value-type="float">
            <text:p>1433</text:p>
          </table:table-cell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5700.00358" calcext:value-type="float">
            <text:p>55700,0035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5799.989" calcext:value-type="float">
            <text:p>55799,989</text:p>
          </table:table-cell>
          <table:table-cell office:value-type="float" office:value="1459" calcext:value-type="float">
            <text:p>1459</text:p>
          </table:table-cell>
          <table:table-cell office:value-type="float" office:value="2605" calcext:value-type="float">
            <text:p>2605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5899.99146" calcext:value-type="float">
            <text:p>55899,99146</text:p>
          </table:table-cell>
          <table:table-cell office:value-type="float" office:value="1433" calcext:value-type="float">
            <text:p>1433</text:p>
          </table:table-cell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5999.98284" calcext:value-type="float">
            <text:p>55999,98284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6099.98948" calcext:value-type="float">
            <text:p>56099,98948</text:p>
          </table:table-cell>
          <table:table-cell office:value-type="float" office:value="1458" calcext:value-type="float">
            <text:p>1458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6200.01328" calcext:value-type="float">
            <text:p>56200,01328</text:p>
          </table:table-cell>
          <table:table-cell office:value-type="float" office:value="1450" calcext:value-type="float">
            <text:p>1450</text:p>
          </table:table-cell>
          <table:table-cell office:value-type="float" office:value="2592" calcext:value-type="float">
            <text:p>2592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6299.98896" calcext:value-type="float">
            <text:p>56299,98896</text:p>
          </table:table-cell>
          <table:table-cell office:value-type="float" office:value="1433" calcext:value-type="float">
            <text:p>1433</text:p>
          </table:table-cell>
          <table:table-cell office:value-type="float" office:value="2563" calcext:value-type="float">
            <text:p>2563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6399.99418" calcext:value-type="float">
            <text:p>56399,99418</text:p>
          </table:table-cell>
          <table:table-cell office:value-type="float" office:value="1433" calcext:value-type="float">
            <text:p>1433</text:p>
          </table:table-cell>
          <table:table-cell office:value-type="float" office:value="2589" calcext:value-type="float">
            <text:p>2589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6500.00854" calcext:value-type="float">
            <text:p>56500,00854</text:p>
          </table:table-cell>
          <table:table-cell office:value-type="float" office:value="1436" calcext:value-type="float">
            <text:p>1436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6599.98658" calcext:value-type="float">
            <text:p>56599,98658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6700.00194" calcext:value-type="float">
            <text:p>56700,00194</text:p>
          </table:table-cell>
          <table:table-cell office:value-type="float" office:value="1433" calcext:value-type="float">
            <text:p>1433</text:p>
          </table:table-cell>
          <table:table-cell office:value-type="float" office:value="2577" calcext:value-type="float">
            <text:p>2577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6799.99284" calcext:value-type="float">
            <text:p>56799,99284</text:p>
          </table:table-cell>
          <table:table-cell office:value-type="float" office:value="1433" calcext:value-type="float">
            <text:p>1433</text:p>
          </table:table-cell>
          <table:table-cell office:value-type="float" office:value="2580" calcext:value-type="float">
            <text:p>2580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6900.02728" calcext:value-type="float">
            <text:p>56900,02728</text:p>
          </table:table-cell>
          <table:table-cell office:value-type="float" office:value="1433" calcext:value-type="float">
            <text:p>1433</text:p>
          </table:table-cell>
          <table:table-cell office:value-type="float" office:value="2576" calcext:value-type="float">
            <text:p>2576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7000.02938" calcext:value-type="float">
            <text:p>57000,02938</text:p>
          </table:table-cell>
          <table:table-cell office:value-type="float" office:value="1433" calcext:value-type="float">
            <text:p>1433</text:p>
          </table:table-cell>
          <table:table-cell office:value-type="float" office:value="2580" calcext:value-type="float">
            <text:p>2580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7099.99606" calcext:value-type="float">
            <text:p>57099,99606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7199.99126" calcext:value-type="float">
            <text:p>57199,99126</text:p>
          </table:table-cell>
          <table:table-cell office:value-type="float" office:value="1432" calcext:value-type="float">
            <text:p>1432</text:p>
          </table:table-cell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7299.99548" calcext:value-type="float">
            <text:p>57299,99548</text:p>
          </table:table-cell>
          <table:table-cell office:value-type="float" office:value="1433" calcext:value-type="float">
            <text:p>1433</text:p>
          </table:table-cell>
          <table:table-cell office:value-type="float" office:value="2610" calcext:value-type="float">
            <text:p>2610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7399.99172" calcext:value-type="float">
            <text:p>57399,9917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7499.99492" calcext:value-type="float">
            <text:p>57499,99492</text:p>
          </table:table-cell>
          <table:table-cell office:value-type="float" office:value="1409" calcext:value-type="float">
            <text:p>1409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7600.0115" calcext:value-type="float">
            <text:p>57600,0115</text:p>
          </table:table-cell>
          <table:table-cell office:value-type="float" office:value="1440" calcext:value-type="float">
            <text:p>1440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7699.98152" calcext:value-type="float">
            <text:p>57699,98152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7799.99436" calcext:value-type="float">
            <text:p>57799,99436</text:p>
          </table:table-cell>
          <table:table-cell office:value-type="float" office:value="1433" calcext:value-type="float">
            <text:p>1433</text:p>
          </table:table-cell>
          <table:table-cell office:value-type="float" office:value="2589" calcext:value-type="float">
            <text:p>2589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7900.01154" calcext:value-type="float">
            <text:p>57900,01154</text:p>
          </table:table-cell>
          <table:table-cell office:value-type="float" office:value="1433" calcext:value-type="float">
            <text:p>1433</text:p>
          </table:table-cell>
          <table:table-cell office:value-type="float" office:value="2576" calcext:value-type="float">
            <text:p>2576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7999.98478" calcext:value-type="float">
            <text:p>57999,98478</text:p>
          </table:table-cell>
          <table:table-cell office:value-type="float" office:value="1433" calcext:value-type="float">
            <text:p>1433</text:p>
          </table:table-cell>
          <table:table-cell office:value-type="float" office:value="2580" calcext:value-type="float">
            <text:p>2580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8099.99566" calcext:value-type="float">
            <text:p>58099,99566</text:p>
          </table:table-cell>
          <table:table-cell office:value-type="float" office:value="1433" calcext:value-type="float">
            <text:p>1433</text:p>
          </table:table-cell>
          <table:table-cell office:value-type="float" office:value="2602" calcext:value-type="float">
            <text:p>2602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8200.01452" calcext:value-type="float">
            <text:p>58200,01452</text:p>
          </table:table-cell>
          <table:table-cell office:value-type="float" office:value="1433" calcext:value-type="float">
            <text:p>1433</text:p>
          </table:table-cell>
          <table:table-cell office:value-type="float" office:value="2608" calcext:value-type="float">
            <text:p>2608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8299.99232" calcext:value-type="float">
            <text:p>58299,99232</text:p>
          </table:table-cell>
          <table:table-cell office:value-type="float" office:value="1433" calcext:value-type="float">
            <text:p>1433</text:p>
          </table:table-cell>
          <table:table-cell office:value-type="float" office:value="2563" calcext:value-type="float">
            <text:p>2563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8399.9888" calcext:value-type="float">
            <text:p>58399,9888</text:p>
          </table:table-cell>
          <table:table-cell office:value-type="float" office:value="1450" calcext:value-type="float">
            <text:p>1450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8499.98688" calcext:value-type="float">
            <text:p>58499,98688</text:p>
          </table:table-cell>
          <table:table-cell office:value-type="float" office:value="1433" calcext:value-type="float">
            <text:p>1433</text:p>
          </table:table-cell>
          <table:table-cell office:value-type="float" office:value="2579" calcext:value-type="float">
            <text:p>2579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8600.01628" calcext:value-type="float">
            <text:p>58600,01628</text:p>
          </table:table-cell>
          <table:table-cell office:value-type="float" office:value="1433" calcext:value-type="float">
            <text:p>1433</text:p>
          </table:table-cell>
          <table:table-cell office:value-type="float" office:value="2606" calcext:value-type="float">
            <text:p>2606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8699.99776" calcext:value-type="float">
            <text:p>58699,99776</text:p>
          </table:table-cell>
          <table:table-cell office:value-type="float" office:value="1433" calcext:value-type="float">
            <text:p>1433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8800.03808" calcext:value-type="float">
            <text:p>58800,03808</text:p>
          </table:table-cell>
          <table:table-cell office:value-type="float" office:value="1408" calcext:value-type="float">
            <text:p>1408</text:p>
          </table:table-cell>
          <table:table-cell office:value-type="float" office:value="2593" calcext:value-type="float">
            <text:p>259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1T23:06:52.127568720</dc:date>
    <meta:editing-duration>PT3M13S</meta:editing-duration>
    <meta:editing-cycles>1</meta:editing-cycles>
    <meta:document-statistic meta:table-count="1" meta:cell-count="2336" meta:object-count="0"/>
    <meta:generator>LibreOffice/5.1.6.2$Linux_X86_64 LibreOffice_project/10m0$Build-2</meta:generator>
  </office:meta>
</office:document-meta>
</file>